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5daae" officeooo:paragraph-rsid="0005daae" style:font-size-asian="14pt" style:font-size-complex="14pt"/>
    </style:style>
    <style:style style:name="P3" style:family="paragraph" style:parent-style-name="Standard">
      <style:text-properties fo:font-size="14pt" officeooo:rsid="0005daae" officeooo:paragraph-rsid="0007540b" style:font-size-asian="14pt" style:font-size-complex="14pt"/>
    </style:style>
    <style:style style:name="P4" style:family="paragraph" style:parent-style-name="Standard">
      <style:text-properties fo:font-size="14pt" officeooo:rsid="0005daae" officeooo:paragraph-rsid="00092728" style:font-size-asian="14pt" style:font-size-complex="14pt"/>
    </style:style>
    <style:style style:name="P5" style:family="paragraph" style:parent-style-name="Standard">
      <style:text-properties fo:font-size="14pt" officeooo:rsid="0005daae" officeooo:paragraph-rsid="000a2524" style:font-size-asian="14pt" style:font-size-complex="14pt"/>
    </style:style>
    <style:style style:name="P6" style:family="paragraph" style:parent-style-name="Standard">
      <style:text-properties fo:font-size="14pt" officeooo:rsid="0005daae" officeooo:paragraph-rsid="000a3495" style:font-size-asian="14pt" style:font-size-complex="14pt"/>
    </style:style>
    <style:style style:name="P7" style:family="paragraph" style:parent-style-name="Standard">
      <style:text-properties fo:font-size="14pt" officeooo:rsid="0005daae" officeooo:paragraph-rsid="000a4d55" style:font-size-asian="14pt" style:font-size-complex="14pt"/>
    </style:style>
    <style:style style:name="P8" style:family="paragraph" style:parent-style-name="Standard">
      <style:text-properties fo:font-size="14pt" officeooo:rsid="0005daae" officeooo:paragraph-rsid="000b109c" style:font-size-asian="14pt" style:font-size-complex="14pt"/>
    </style:style>
    <style:style style:name="P9" style:family="paragraph" style:parent-style-name="Standard">
      <style:text-properties fo:font-size="14pt" officeooo:rsid="0005daae" officeooo:paragraph-rsid="000bdee4" style:font-size-asian="14pt" style:font-size-complex="14pt"/>
    </style:style>
    <style:style style:name="P10" style:family="paragraph" style:parent-style-name="Standard">
      <style:paragraph-properties fo:break-before="page"/>
      <style:text-properties fo:font-size="14pt" officeooo:paragraph-rsid="00092728" style:font-size-asian="14pt" style:font-size-complex="14pt"/>
    </style:style>
    <style:style style:name="P11" style:family="paragraph" style:parent-style-name="Standard">
      <style:text-properties fo:font-size="14pt" officeooo:rsid="00092728" officeooo:paragraph-rsid="00092728" style:font-size-asian="14pt" style:font-size-complex="14pt"/>
    </style:style>
    <style:style style:name="P12" style:family="paragraph" style:parent-style-name="Standard">
      <style:text-properties fo:font-size="14pt" officeooo:rsid="00092728" officeooo:paragraph-rsid="000a2524" style:font-size-asian="14pt" style:font-size-complex="14pt"/>
    </style:style>
    <style:style style:name="P13" style:family="paragraph" style:parent-style-name="Standard">
      <style:text-properties fo:font-size="14pt" officeooo:rsid="00092728" officeooo:paragraph-rsid="000a3495" style:font-size-asian="14pt" style:font-size-complex="14pt"/>
    </style:style>
    <style:style style:name="P14" style:family="paragraph" style:parent-style-name="Standard">
      <style:text-properties fo:font-size="14pt" officeooo:rsid="00092728" officeooo:paragraph-rsid="000a4d55" style:font-size-asian="14pt" style:font-size-complex="14pt"/>
    </style:style>
    <style:style style:name="P15" style:family="paragraph" style:parent-style-name="Standard">
      <style:text-properties fo:font-size="14pt" officeooo:rsid="00092728" officeooo:paragraph-rsid="000b109c" style:font-size-asian="14pt" style:font-size-complex="14pt"/>
    </style:style>
    <style:style style:name="P16" style:family="paragraph" style:parent-style-name="Standard">
      <style:paragraph-properties fo:break-before="page"/>
      <style:text-properties fo:font-size="14pt" officeooo:paragraph-rsid="000a2524" style:font-size-asian="14pt" style:font-size-complex="14pt"/>
    </style:style>
    <style:style style:name="P17" style:family="paragraph" style:parent-style-name="Standard">
      <style:paragraph-properties fo:break-before="page"/>
      <style:text-properties fo:font-size="14pt" officeooo:paragraph-rsid="000a3495" style:font-size-asian="14pt" style:font-size-complex="14pt"/>
    </style:style>
    <style:style style:name="P18" style:family="paragraph" style:parent-style-name="Standard">
      <style:paragraph-properties fo:break-before="page"/>
      <style:text-properties fo:font-size="14pt" officeooo:paragraph-rsid="000a4d55" style:font-size-asian="14pt" style:font-size-complex="14pt"/>
    </style:style>
    <style:style style:name="P19" style:family="paragraph" style:parent-style-name="Standard">
      <style:text-properties fo:font-size="14pt" officeooo:rsid="000a4d55" officeooo:paragraph-rsid="000a4d55" style:font-size-asian="14pt" style:font-size-complex="14pt"/>
    </style:style>
    <style:style style:name="P20" style:family="paragraph" style:parent-style-name="Standard">
      <style:paragraph-properties fo:break-before="page"/>
      <style:text-properties fo:font-size="14pt" officeooo:paragraph-rsid="000b109c" style:font-size-asian="14pt" style:font-size-complex="14pt"/>
    </style:style>
    <style:style style:name="P21" style:family="paragraph" style:parent-style-name="Standard">
      <style:text-properties fo:font-size="14pt" officeooo:rsid="000b109c" officeooo:paragraph-rsid="000b109c" style:font-size-asian="14pt" style:font-size-complex="14pt"/>
    </style:style>
    <style:style style:name="P22" style:family="paragraph" style:parent-style-name="Standard">
      <style:text-properties fo:font-size="14pt" officeooo:rsid="000b109c" officeooo:paragraph-rsid="000bdee4" style:font-size-asian="14pt" style:font-size-complex="14pt"/>
    </style:style>
    <style:style style:name="P23" style:family="paragraph" style:parent-style-name="Standard">
      <style:paragraph-properties fo:break-before="page"/>
      <style:text-properties fo:font-size="14pt" officeooo:paragraph-rsid="000bdee4" style:font-size-asian="14pt" style:font-size-complex="14pt"/>
    </style:style>
    <style:style style:name="P24" style:family="paragraph" style:parent-style-name="Standard">
      <style:text-properties fo:font-size="14pt" style:text-underline-style="solid" style:text-underline-width="auto" style:text-underline-color="font-color" officeooo:rsid="0005daae" officeooo:paragraph-rsid="0005daae" style:font-size-asian="14pt" style:font-size-complex="14pt"/>
    </style:style>
    <style:style style:name="P25" style:family="paragraph" style:parent-style-name="Standard">
      <style:text-properties fo:font-size="14pt" style:text-underline-style="solid" style:text-underline-width="auto" style:text-underline-color="font-color" officeooo:rsid="0006ce86" officeooo:paragraph-rsid="0006ce86" style:font-size-asian="14pt" style:font-size-complex="14pt"/>
    </style:style>
    <style:style style:name="P26" style:family="paragraph" style:parent-style-name="Standard">
      <style:text-properties fo:font-size="14pt" style:text-underline-style="solid" style:text-underline-width="auto" style:text-underline-color="font-color" officeooo:rsid="0007540b" officeooo:paragraph-rsid="0007540b" style:font-size-asian="14pt" style:font-size-complex="14pt"/>
    </style:style>
    <style:style style:name="P27" style:family="paragraph" style:parent-style-name="Standard">
      <style:text-properties fo:font-size="14pt" style:text-underline-style="solid" style:text-underline-width="auto" style:text-underline-color="font-color" officeooo:rsid="00061105" officeooo:paragraph-rsid="00092728" style:font-size-asian="14pt" style:font-size-complex="14pt"/>
    </style:style>
    <style:style style:name="P28" style:family="paragraph" style:parent-style-name="Standard">
      <style:text-properties fo:font-size="14pt" style:text-underline-style="solid" style:text-underline-width="auto" style:text-underline-color="font-color" officeooo:rsid="0006d473" officeooo:paragraph-rsid="00092728" style:font-size-asian="14pt" style:font-size-complex="14pt"/>
    </style:style>
    <style:style style:name="P29" style:family="paragraph" style:parent-style-name="Standard">
      <style:text-properties fo:font-size="14pt" style:text-underline-style="solid" style:text-underline-width="auto" style:text-underline-color="font-color" officeooo:rsid="0006d473" officeooo:paragraph-rsid="000a2524" style:font-size-asian="14pt" style:font-size-complex="14pt"/>
    </style:style>
    <style:style style:name="P30" style:family="paragraph" style:parent-style-name="Standard">
      <style:text-properties fo:font-size="14pt" style:text-underline-style="solid" style:text-underline-width="auto" style:text-underline-color="font-color" officeooo:rsid="0006d473" officeooo:paragraph-rsid="000a3495" style:font-size-asian="14pt" style:font-size-complex="14pt"/>
    </style:style>
    <style:style style:name="P31" style:family="paragraph" style:parent-style-name="Standard">
      <style:text-properties fo:font-size="14pt" style:text-underline-style="solid" style:text-underline-width="auto" style:text-underline-color="font-color" officeooo:rsid="00088d50" officeooo:paragraph-rsid="000a3495" style:font-size-asian="14pt" style:font-size-complex="14pt"/>
    </style:style>
    <style:style style:name="P32" style:family="paragraph" style:parent-style-name="Standard">
      <style:text-properties fo:font-size="14pt" style:text-underline-style="solid" style:text-underline-width="auto" style:text-underline-color="font-color" officeooo:rsid="00088d50" officeooo:paragraph-rsid="000b109c" style:font-size-asian="14pt" style:font-size-complex="14pt"/>
    </style:style>
    <style:style style:name="P33" style:family="paragraph" style:parent-style-name="Standard">
      <style:text-properties fo:font-size="14pt" style:text-underline-style="solid" style:text-underline-width="auto" style:text-underline-color="font-color" officeooo:rsid="000950e0" officeooo:paragraph-rsid="000b109c" style:font-size-asian="14pt" style:font-size-complex="14pt"/>
    </style:style>
    <style:style style:name="P34" style:family="paragraph" style:parent-style-name="Standard">
      <style:text-properties fo:font-size="14pt" style:text-underline-style="solid" style:text-underline-width="auto" style:text-underline-color="font-color" officeooo:rsid="001ffa2f" officeooo:paragraph-rsid="000bdee4" style:font-size-asian="14pt" style:font-size-complex="14pt"/>
    </style:style>
    <style:style style:name="P35" style:family="paragraph" style:parent-style-name="Standard">
      <style:text-properties fo:font-size="14pt" style:text-underline-style="solid" style:text-underline-width="auto" style:text-underline-color="font-color" officeooo:rsid="00215c88" officeooo:paragraph-rsid="000ce894" style:font-size-asian="14pt" style:font-size-complex="14pt"/>
    </style:style>
    <style:style style:name="P36" style:family="paragraph" style:parent-style-name="Standard">
      <style:text-properties fo:font-size="14pt" style:text-underline-style="solid" style:text-underline-width="auto" style:text-underline-color="font-color" officeooo:rsid="00233724" officeooo:paragraph-rsid="000ce894" style:font-size-asian="14pt" style:font-size-complex="14pt"/>
    </style:style>
    <style:style style:name="P37" style:family="paragraph" style:parent-style-name="Standard">
      <style:text-properties fo:font-size="14pt" style:text-underline-style="none" officeooo:rsid="0005daae" officeooo:paragraph-rsid="0005daae" style:font-size-asian="14pt" style:font-size-complex="14pt"/>
    </style:style>
    <style:style style:name="P38" style:family="paragraph" style:parent-style-name="Standard">
      <style:text-properties fo:font-size="14pt" style:text-underline-style="none" officeooo:rsid="0005daae" officeooo:paragraph-rsid="00092728" style:font-size-asian="14pt" style:font-size-complex="14pt"/>
    </style:style>
    <style:style style:name="P39" style:family="paragraph" style:parent-style-name="Standard">
      <style:text-properties fo:font-size="14pt" style:text-underline-style="none" officeooo:rsid="0005daae" officeooo:paragraph-rsid="000a2524" style:font-size-asian="14pt" style:font-size-complex="14pt"/>
    </style:style>
    <style:style style:name="P40" style:family="paragraph" style:parent-style-name="Standard">
      <style:paragraph-properties fo:break-before="page"/>
      <style:text-properties fo:font-size="14pt" style:text-underline-style="none" officeooo:rsid="0005daae" officeooo:paragraph-rsid="000a2524" style:font-size-asian="14pt" style:font-size-complex="14pt"/>
    </style:style>
    <style:style style:name="P41" style:family="paragraph" style:parent-style-name="Standard">
      <style:text-properties fo:font-size="14pt" style:text-underline-style="none" officeooo:rsid="0005daae" officeooo:paragraph-rsid="000a3495" style:font-size-asian="14pt" style:font-size-complex="14pt"/>
    </style:style>
    <style:style style:name="P42" style:family="paragraph" style:parent-style-name="Standard">
      <style:paragraph-properties fo:break-before="page"/>
      <style:text-properties fo:font-size="14pt" style:text-underline-style="none" officeooo:rsid="0005daae" officeooo:paragraph-rsid="000a3495" style:font-size-asian="14pt" style:font-size-complex="14pt"/>
    </style:style>
    <style:style style:name="P43" style:family="paragraph" style:parent-style-name="Standard">
      <style:text-properties fo:font-size="14pt" style:text-underline-style="none" officeooo:rsid="0006ce86" officeooo:paragraph-rsid="0006ce86" style:font-size-asian="14pt" style:font-size-complex="14pt"/>
    </style:style>
    <style:style style:name="P44" style:family="paragraph" style:parent-style-name="Standard">
      <style:text-properties fo:font-size="14pt" style:text-underline-style="none" officeooo:rsid="0006ce86" officeooo:paragraph-rsid="0007540b" style:font-size-asian="14pt" style:font-size-complex="14pt"/>
    </style:style>
    <style:style style:name="P45" style:family="paragraph" style:parent-style-name="Standard">
      <style:text-properties fo:font-size="14pt" style:text-underline-style="none" officeooo:rsid="0007540b" officeooo:paragraph-rsid="0007540b" style:font-size-asian="14pt" style:font-size-complex="14pt"/>
    </style:style>
    <style:style style:name="P46" style:family="paragraph" style:parent-style-name="Standard">
      <style:text-properties fo:font-size="14pt" style:text-underline-style="none" officeooo:rsid="00061105" officeooo:paragraph-rsid="00092728" style:font-size-asian="14pt" style:font-size-complex="14pt"/>
    </style:style>
    <style:style style:name="P47" style:family="paragraph" style:parent-style-name="Standard">
      <style:text-properties fo:font-size="14pt" style:text-underline-style="none" officeooo:rsid="00061105" officeooo:paragraph-rsid="000a2524" style:font-size-asian="14pt" style:font-size-complex="14pt"/>
    </style:style>
    <style:style style:name="P48" style:family="paragraph" style:parent-style-name="Standard">
      <style:text-properties fo:font-size="14pt" style:text-underline-style="none" officeooo:rsid="0006d473" officeooo:paragraph-rsid="000a2524" style:font-size-asian="14pt" style:font-size-complex="14pt"/>
    </style:style>
    <style:style style:name="P49" style:family="paragraph" style:parent-style-name="Standard">
      <style:text-properties fo:font-size="14pt" style:text-underline-style="none" officeooo:rsid="0006d473" officeooo:paragraph-rsid="000a3495" style:font-size-asian="14pt" style:font-size-complex="14pt"/>
    </style:style>
    <style:style style:name="P50" style:family="paragraph" style:parent-style-name="Standard">
      <style:text-properties fo:font-size="14pt" style:text-underline-style="none" officeooo:rsid="0006d473" officeooo:paragraph-rsid="000b109c" style:font-size-asian="14pt" style:font-size-complex="14pt"/>
    </style:style>
    <style:style style:name="P51" style:family="paragraph" style:parent-style-name="Standard">
      <style:text-properties fo:font-size="14pt" style:text-underline-style="none" officeooo:rsid="00088d50" officeooo:paragraph-rsid="000a3495" style:font-size-asian="14pt" style:font-size-complex="14pt"/>
    </style:style>
    <style:style style:name="P52" style:family="paragraph" style:parent-style-name="Standard">
      <style:text-properties fo:font-size="14pt" style:text-underline-style="none" officeooo:rsid="00088d50" officeooo:paragraph-rsid="000b109c" style:font-size-asian="14pt" style:font-size-complex="14pt"/>
    </style:style>
    <style:style style:name="P53" style:family="paragraph" style:parent-style-name="Standard">
      <style:text-properties fo:font-size="14pt" style:text-underline-style="none" officeooo:rsid="000950e0" officeooo:paragraph-rsid="000b109c" style:font-size-asian="14pt" style:font-size-complex="14pt"/>
    </style:style>
    <style:style style:name="P54" style:family="paragraph" style:parent-style-name="Standard">
      <style:text-properties fo:font-size="14pt" style:text-underline-style="none" officeooo:rsid="001ffa2f" officeooo:paragraph-rsid="000bdee4" style:font-size-asian="14pt" style:font-size-complex="14pt"/>
    </style:style>
    <style:style style:name="P55" style:family="paragraph" style:parent-style-name="Standard">
      <style:text-properties fo:font-size="14pt" style:text-underline-style="none" officeooo:rsid="00092728" officeooo:paragraph-rsid="000bdee4" style:font-size-asian="14pt" style:font-size-complex="14pt"/>
    </style:style>
    <style:style style:name="P56" style:family="paragraph" style:parent-style-name="Standard">
      <style:text-properties fo:font-size="14pt" style:text-underline-style="none" officeooo:rsid="00215c88" officeooo:paragraph-rsid="000ce894" style:font-size-asian="14pt" style:font-size-complex="14pt"/>
    </style:style>
    <style:style style:name="P57" style:family="paragraph" style:parent-style-name="Standard">
      <style:text-properties fo:font-size="14pt" style:text-underline-style="none" officeooo:rsid="00233724" officeooo:paragraph-rsid="000ce894" style:font-size-asian="14pt" style:font-size-complex="14pt"/>
    </style:style>
    <style:style style:name="P58" style:family="paragraph" style:parent-style-name="Standard">
      <style:text-properties fo:font-size="14pt" style:text-underline-style="solid" style:text-underline-width="auto" style:text-underline-color="font-color" officeooo:rsid="00061105" officeooo:paragraph-rsid="00092728" style:font-size-asian="14pt" style:font-size-complex="14pt"/>
    </style:style>
    <style:style style:name="P59" style:family="paragraph" style:parent-style-name="Standard">
      <style:text-properties fo:font-size="14pt" style:text-underline-style="solid" style:text-underline-width="auto" style:text-underline-color="font-color" officeooo:rsid="0006d473" officeooo:paragraph-rsid="000a2524" style:font-size-asian="14pt" style:font-size-complex="14pt"/>
    </style:style>
    <style:style style:name="P60" style:family="paragraph" style:parent-style-name="Standard">
      <style:text-properties fo:font-size="14pt" style:text-underline-style="none" officeooo:rsid="0006d473" officeooo:paragraph-rsid="000a3495" style:font-size-asian="14pt" style:font-size-complex="14pt"/>
    </style:style>
    <style:style style:name="P61" style:family="paragraph" style:parent-style-name="Standard">
      <style:text-properties fo:font-size="14pt" style:text-underline-style="none" officeooo:rsid="00088d50" officeooo:paragraph-rsid="000a3495" style:font-size-asian="14pt" style:font-size-complex="14pt"/>
    </style:style>
    <style:style style:name="P62" style:family="paragraph" style:parent-style-name="Standard">
      <style:text-properties fo:font-size="14pt" style:text-underline-style="none" officeooo:rsid="0005daae" officeooo:paragraph-rsid="000b109c" style:font-size-asian="14pt" style:font-size-complex="14pt"/>
    </style:style>
    <style:style style:name="P63" style:family="paragraph" style:parent-style-name="Standard">
      <style:text-properties fo:font-size="14pt" style:text-underline-style="none" officeooo:rsid="0005daae" officeooo:paragraph-rsid="000bdee4" style:font-size-asian="14pt" style:font-size-complex="14pt"/>
    </style:style>
    <style:style style:name="P64" style:family="paragraph" style:parent-style-name="Standard">
      <style:paragraph-properties fo:break-before="page"/>
      <style:text-properties fo:font-size="14pt" style:text-underline-style="none" officeooo:rsid="0005daae" officeooo:paragraph-rsid="000bdee4" style:font-size-asian="14pt" style:font-size-complex="14pt"/>
    </style:style>
    <style:style style:name="T1" style:family="text">
      <style:text-properties officeooo:rsid="0005daae"/>
    </style:style>
    <style:style style:name="T2" style:family="text">
      <style:text-properties officeooo:rsid="0009272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6d473"/>
    </style:style>
    <style:style style:name="T5" style:family="text">
      <style:text-properties officeooo:rsid="000a2524"/>
    </style:style>
    <style:style style:name="T6" style:family="text">
      <style:text-properties officeooo:rsid="000a3495"/>
    </style:style>
    <style:style style:name="T7" style:family="text">
      <style:text-properties style:text-underline-style="none" officeooo:rsid="0005daae"/>
    </style:style>
    <style:style style:name="T8" style:family="text">
      <style:text-properties officeooo:rsid="000a4d55"/>
    </style:style>
    <style:style style:name="T9" style:family="text">
      <style:text-properties officeooo:rsid="000950e0"/>
    </style:style>
    <style:style style:name="T10" style:family="text">
      <style:text-properties officeooo:rsid="000b109c"/>
    </style:style>
    <style:style style:name="T11" style:family="text">
      <style:text-properties officeooo:rsid="000ce8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text:span text:style-name="T1">S Suraj</text:span></text:p>
      <text:p text:style-name="P2">B21CSA52</text:p>
      <text:p text:style-name="P3">Array Manipulation using Socket Programming</text:p>
      <text:p text:style-name="P11">Exp No 4<text:span text:style-name="T1">*/</text:span></text:p>
      <text:p text:style-name="P2"/>
      <text:p text:style-name="P24">TCP</text:p>
      <text:p text:style-name="P24">server.c</text:p>
      <text:p text:style-name="P24"/>
      <text:p text:style-name="P37">#include&lt;stdio.h&gt;</text:p>
      <text:p text:style-name="P37">#include&lt;sys/types.h&gt;</text:p>
      <text:p text:style-name="P37">#include&lt;sys/socket.h&gt;</text:p>
      <text:p text:style-name="P37">#include&lt;arpa/inet.h&gt;</text:p>
      <text:p text:style-name="P37">int main()</text:p>
      <text:p text:style-name="P37">{</text:p>
      <text:p text:style-name="P37"><text:tab/>int n;</text:p>
      <text:p text:style-name="P37"><text:tab/>int sockfd=socket(AF_INET,SOCK_STREAM,0);</text:p>
      <text:p text:style-name="P37"><text:tab/>if(sockfd&lt;0)</text:p>
      <text:p text:style-name="P37"><text:tab/>{</text:p>
      <text:p text:style-name="P37"><text:tab/><text:tab/>printf("Socket not created\n");</text:p>
      <text:p text:style-name="P37"><text:tab/><text:tab/>return(0);</text:p>
      <text:p text:style-name="P37"><text:tab/>}</text:p>
      <text:p text:style-name="P37"><text:tab/>printf("Socket created\n");</text:p>
      <text:p text:style-name="P37"><text:tab/>struct sockaddr_in server,clientaddr;</text:p>
      <text:p text:style-name="P37"><text:tab/>server.sin_family=AF_INET;</text:p>
      <text:p text:style-name="P37"><text:tab/>server.sin_addr.s_addr=inet_addr("127.0.0.1");</text:p>
      <text:p text:style-name="P37"><text:tab/>server.sin_port=htons(5000);</text:p>
      <text:p text:style-name="P37"/>
      <text:p text:style-name="P37"><text:tab/>int bind_status=bind(sockfd, (struct sockaddr *)&amp;server,sizeof(server));</text:p>
      <text:p text:style-name="P37"><text:tab/>if(bind_status==0)</text:p>
      <text:p text:style-name="P37"><text:tab/>{</text:p>
      <text:p text:style-name="P37"><text:tab/><text:tab/>printf("Bind successful\n");</text:p>
      <text:p text:style-name="P37"><text:tab/>}</text:p>
      <text:p text:style-name="P37"><text:tab/>else</text:p>
      <text:p text:style-name="P37"><text:tab/>{</text:p>
      <text:p text:style-name="P37"><text:tab/><text:tab/>printf("Bind Unsuccessful\n");</text:p>
      <text:p text:style-name="P37"><text:tab/>}</text:p>
      <text:p text:style-name="P37"><text:tab/></text:p>
      <text:p text:style-name="P37"><text:tab/>listen(sockfd,1);</text:p>
      <text:p text:style-name="P37"><text:tab/>printf("waiting for connections\n");</text:p>
      <text:p text:style-name="P37"><text:tab/></text:p>
      <text:p text:style-name="P37"><text:tab/>int c=sizeof(clientaddr);</text:p>
      <text:p text:style-name="P37"><text:tab/>int clientsock=accept(sockfd,(struct sockaddr *)&amp;clientaddr,(socklen_t *)&amp;c);</text:p>
      <text:p text:style-name="P37"><text:tab/></text:p>
      <text:p text:style-name="P37"><text:tab/>if(clientsock&lt;0)</text:p>
      <text:p text:style-name="P37"><text:tab/>{</text:p>
      <text:p text:style-name="P37"><text:soft-page-break/><text:tab/><text:tab/>printf("Connection not estabilshed\n");</text:p>
      <text:p text:style-name="P37"><text:tab/>}</text:p>
      <text:p text:style-name="P37"><text:tab/>else</text:p>
      <text:p text:style-name="P37"><text:tab/>{</text:p>
      <text:p text:style-name="P37"><text:tab/><text:tab/>printf("Connection established\n");</text:p>
      <text:p text:style-name="P37"><text:tab/>}</text:p>
      <text:p text:style-name="P37"><text:tab/></text:p>
      <text:p text:style-name="P37"><text:tab/>if(recv(clientsock,&amp;n,sizeof(int),0)&lt;0)</text:p>
      <text:p text:style-name="P37"><text:tab/>{</text:p>
      <text:p text:style-name="P37"><text:tab/><text:tab/>printf("Array count not received\n");</text:p>
      <text:p text:style-name="P37"><text:tab/><text:tab/></text:p>
      <text:p text:style-name="P37"><text:tab/>}</text:p>
      <text:p text:style-name="P37"><text:tab/>else</text:p>
      <text:p text:style-name="P37"><text:tab/>{</text:p>
      <text:p text:style-name="P37"><text:tab/><text:tab/>printf("Array count received\n");</text:p>
      <text:p text:style-name="P37"><text:tab/>}</text:p>
      <text:p text:style-name="P37"><text:tab/></text:p>
      <text:p text:style-name="P37"><text:tab/>int arr[n];</text:p>
      <text:p text:style-name="P37"><text:tab/></text:p>
      <text:p text:style-name="P37"><text:tab/>if(recv(clientsock,&amp;arr,n*sizeof(int),0)&lt;0)</text:p>
      <text:p text:style-name="P37"><text:tab/>{</text:p>
      <text:p text:style-name="P37"><text:tab/><text:tab/>printf("Array not received\n");</text:p>
      <text:p text:style-name="P37"><text:tab/><text:tab/></text:p>
      <text:p text:style-name="P37"><text:tab/>}</text:p>
      <text:p text:style-name="P37"><text:tab/>else</text:p>
      <text:p text:style-name="P37"><text:tab/>{</text:p>
      <text:p text:style-name="P37"><text:tab/><text:tab/>printf("Array received\n");</text:p>
      <text:p text:style-name="P37"><text:tab/>}</text:p>
      <text:p text:style-name="P37"><text:tab/></text:p>
      <text:p text:style-name="P37"><text:tab/>int max=arr[0],min=arr[0],sum=0;</text:p>
      <text:p text:style-name="P37"><text:tab/>float avg;</text:p>
      <text:p text:style-name="P37"><text:tab/>for(int i=1;i&lt;n;i++)</text:p>
      <text:p text:style-name="P37"><text:tab/>{</text:p>
      <text:p text:style-name="P37"><text:tab/><text:tab/>if(arr[i]&lt;min)</text:p>
      <text:p text:style-name="P37"><text:tab/><text:tab/>{</text:p>
      <text:p text:style-name="P37"><text:tab/><text:tab/><text:tab/>min=arr[i];</text:p>
      <text:p text:style-name="P37"><text:tab/><text:tab/>}</text:p>
      <text:p text:style-name="P37"><text:tab/><text:tab/>if(arr[i]&gt;max)</text:p>
      <text:p text:style-name="P37"><text:tab/><text:tab/>{</text:p>
      <text:p text:style-name="P37"><text:tab/><text:tab/><text:tab/>max=arr[i];</text:p>
      <text:p text:style-name="P37"><text:tab/><text:tab/>}</text:p>
      <text:p text:style-name="P37"><text:tab/><text:tab/>sum=sum+arr[i];</text:p>
      <text:p text:style-name="P37"><text:tab/>}</text:p>
      <text:p text:style-name="P37"><text:tab/>avg=(float)sum/n;</text:p>
      <text:p text:style-name="P37"><text:tab/></text:p>
      <text:p text:style-name="P37"><text:soft-page-break/><text:tab/>if(send(clientsock,&amp;max,sizeof(int),0)&lt;0)</text:p>
      <text:p text:style-name="P37"><text:tab/>{</text:p>
      <text:p text:style-name="P37"><text:tab/><text:tab/>printf("Error in sending max value\n");</text:p>
      <text:p text:style-name="P37"><text:tab/>}</text:p>
      <text:p text:style-name="P37"><text:tab/>else</text:p>
      <text:p text:style-name="P37"><text:tab/>{</text:p>
      <text:p text:style-name="P37"><text:tab/><text:tab/>printf("Max value send to the client\n");</text:p>
      <text:p text:style-name="P37"><text:tab/>}</text:p>
      <text:p text:style-name="P37"><text:tab/>if(send(clientsock,&amp;min,sizeof(int),0)&lt;0)</text:p>
      <text:p text:style-name="P37"><text:tab/>{</text:p>
      <text:p text:style-name="P37"><text:tab/><text:tab/>printf("Error in sending min value\n");</text:p>
      <text:p text:style-name="P37"><text:tab/>}</text:p>
      <text:p text:style-name="P37"><text:tab/>else</text:p>
      <text:p text:style-name="P37"><text:tab/>{</text:p>
      <text:p text:style-name="P37"><text:tab/><text:tab/>printf("Min value send to the client\n");</text:p>
      <text:p text:style-name="P37"><text:tab/>}</text:p>
      <text:p text:style-name="P37"><text:tab/>if(send(clientsock,&amp;avg,sizeof(float),0)&lt;0)</text:p>
      <text:p text:style-name="P37"><text:tab/>{</text:p>
      <text:p text:style-name="P37"><text:tab/><text:tab/>printf("Error in sending average value\n");</text:p>
      <text:p text:style-name="P37"><text:tab/>}</text:p>
      <text:p text:style-name="P37"><text:tab/>else</text:p>
      <text:p text:style-name="P37"><text:tab/>{</text:p>
      <text:p text:style-name="P37"><text:tab/><text:tab/>printf("average value send to the client\n");</text:p>
      <text:p text:style-name="P37"><text:tab/>}</text:p>
      <text:p text:style-name="P37"><text:tab/></text:p>
      <text:p text:style-name="P37"><text:tab/>close(clientsock);</text:p>
      <text:p text:style-name="P37"><text:tab/>close(sockfd);</text:p>
      <text:p text:style-name="P37">}</text:p>
      <text:p text:style-name="P37"/>
      <text:p text:style-name="P24">client.c</text:p>
      <text:p text:style-name="P24"/>
      <text:p text:style-name="P37">#include&lt;stdio.h&gt;</text:p>
      <text:p text:style-name="P37">#include&lt;sys/types.h&gt;</text:p>
      <text:p text:style-name="P37">#include&lt;sys/socket.h&gt;</text:p>
      <text:p text:style-name="P37">#include&lt;arpa/inet.h&gt;</text:p>
      <text:p text:style-name="P37">int main()</text:p>
      <text:p text:style-name="P37">{</text:p>
      <text:p text:style-name="P37"><text:tab/>int n;</text:p>
      <text:p text:style-name="P37"><text:tab/>printf("Enter the no of values\n");</text:p>
      <text:p text:style-name="P37"><text:tab/>scanf("%d",&amp;n);</text:p>
      <text:p text:style-name="P37"><text:tab/>int arr[n];</text:p>
      <text:p text:style-name="P37"><text:tab/>printf("Enter the values\n");</text:p>
      <text:p text:style-name="P37"><text:tab/></text:p>
      <text:p text:style-name="P37"><text:tab/>for(int i=0;i&lt;n;i++)</text:p>
      <text:p text:style-name="P37"><text:tab/>{</text:p>
      <text:p text:style-name="P37"><text:soft-page-break/><text:tab/><text:tab/>scanf("%d",&amp;arr[i]);</text:p>
      <text:p text:style-name="P37"><text:tab/>}</text:p>
      <text:p text:style-name="P37"><text:tab/>int sockfd=socket(AF_INET,SOCK_STREAM,0);</text:p>
      <text:p text:style-name="P37"><text:tab/>if(sockfd&lt;0)</text:p>
      <text:p text:style-name="P37"><text:tab/>{</text:p>
      <text:p text:style-name="P37"><text:tab/><text:tab/>printf("Socket not created\n");</text:p>
      <text:p text:style-name="P37"><text:tab/><text:tab/>return(0);</text:p>
      <text:p text:style-name="P37"><text:tab/>}</text:p>
      <text:p text:style-name="P37"><text:tab/>printf("Socket Created\n");</text:p>
      <text:p text:style-name="P37"><text:tab/></text:p>
      <text:p text:style-name="P37"><text:tab/>struct sockaddr_in clientaddr;</text:p>
      <text:p text:style-name="P37"><text:tab/></text:p>
      <text:p text:style-name="P37"><text:tab/>clientaddr.sin_family=AF_INET;</text:p>
      <text:p text:style-name="P37"><text:tab/>clientaddr.sin_addr.s_addr=inet_addr("127.0.0.1");</text:p>
      <text:p text:style-name="P37"><text:tab/>clientaddr.sin_port=htons(5000);</text:p>
      <text:p text:style-name="P37"><text:tab/></text:p>
      <text:p text:style-name="P37"><text:tab/>int status=connect(sockfd,(struct sockaddr *)&amp;clientaddr,sizeof(clientaddr));</text:p>
      <text:p text:style-name="P37"><text:tab/></text:p>
      <text:p text:style-name="P37"><text:tab/>if(status==0)</text:p>
      <text:p text:style-name="P37"><text:tab/>{</text:p>
      <text:p text:style-name="P37"><text:tab/><text:tab/>printf("Connected to the server\n");</text:p>
      <text:p text:style-name="P37"><text:tab/>}</text:p>
      <text:p text:style-name="P37"><text:tab/>else</text:p>
      <text:p text:style-name="P37"><text:tab/>{</text:p>
      <text:p text:style-name="P37"><text:tab/><text:tab/>printf("Not connected to the server\n");</text:p>
      <text:p text:style-name="P37"><text:tab/>}</text:p>
      <text:p text:style-name="P37"><text:tab/></text:p>
      <text:p text:style-name="P37"><text:tab/>if(send(sockfd,&amp;n,sizeof(int),0)&lt;0)</text:p>
      <text:p text:style-name="P37"><text:tab/>{</text:p>
      <text:p text:style-name="P37"><text:tab/><text:tab/>printf("Error in sending array count\n");</text:p>
      <text:p text:style-name="P37"><text:tab/><text:tab/>close(sockfd);</text:p>
      <text:p text:style-name="P37"><text:tab/>}</text:p>
      <text:p text:style-name="P37"><text:tab/>else</text:p>
      <text:p text:style-name="P37"><text:tab/>{</text:p>
      <text:p text:style-name="P37"><text:tab/><text:tab/>printf("Array count send to the server\n");</text:p>
      <text:p text:style-name="P37"><text:tab/>}</text:p>
      <text:p text:style-name="P37"><text:tab/></text:p>
      <text:p text:style-name="P37"><text:tab/>if(send(sockfd,&amp;arr,n*sizeof(int),0)&lt;0)</text:p>
      <text:p text:style-name="P37"><text:tab/>{</text:p>
      <text:p text:style-name="P37"><text:tab/><text:tab/>printf("Error in sending array values\n");</text:p>
      <text:p text:style-name="P37"><text:tab/><text:tab/>close(sockfd);</text:p>
      <text:p text:style-name="P37"><text:tab/>}</text:p>
      <text:p text:style-name="P37"><text:tab/>else</text:p>
      <text:p text:style-name="P37"><text:tab/>{</text:p>
      <text:p text:style-name="P37"><text:tab/><text:tab/>printf("Array send to the server\n");</text:p>
      <text:p text:style-name="P37"><text:soft-page-break/><text:tab/>}</text:p>
      <text:p text:style-name="P37"><text:tab/></text:p>
      <text:p text:style-name="P37"><text:tab/>int min ,max;</text:p>
      <text:p text:style-name="P37"><text:tab/>float avg;</text:p>
      <text:p text:style-name="P37"><text:tab/>if(recv(sockfd,&amp;max,sizeof(int),0)&lt;0)</text:p>
      <text:p text:style-name="P37"><text:tab/>{</text:p>
      <text:p text:style-name="P37"><text:tab/><text:tab/>printf("Max value not received\n");</text:p>
      <text:p text:style-name="P37"><text:tab/><text:tab/></text:p>
      <text:p text:style-name="P37"><text:tab/>}</text:p>
      <text:p text:style-name="P37"><text:tab/>else</text:p>
      <text:p text:style-name="P37"><text:tab/>{</text:p>
      <text:p text:style-name="P37"><text:tab/><text:tab/>printf("Max value = %d\n",max);</text:p>
      <text:p text:style-name="P37"><text:tab/>}</text:p>
      <text:p text:style-name="P37"><text:tab/></text:p>
      <text:p text:style-name="P37"><text:tab/>if(recv(sockfd,&amp;min,sizeof(int),0)&lt;0)</text:p>
      <text:p text:style-name="P37"><text:tab/>{</text:p>
      <text:p text:style-name="P37"><text:tab/><text:tab/>printf("Min value not received\n");</text:p>
      <text:p text:style-name="P37"><text:tab/><text:tab/></text:p>
      <text:p text:style-name="P37"><text:tab/>}</text:p>
      <text:p text:style-name="P37"><text:tab/>else</text:p>
      <text:p text:style-name="P37"><text:tab/>{</text:p>
      <text:p text:style-name="P37"><text:tab/><text:tab/>printf("Min value = %d\n",min);</text:p>
      <text:p text:style-name="P37"><text:tab/>}</text:p>
      <text:p text:style-name="P37"><text:tab/></text:p>
      <text:p text:style-name="P37"><text:tab/>if(recv(sockfd,&amp;avg,sizeof(float),0)&lt;0)</text:p>
      <text:p text:style-name="P37"><text:tab/>{</text:p>
      <text:p text:style-name="P37"><text:tab/><text:tab/>printf("Average value not received\n");</text:p>
      <text:p text:style-name="P37"><text:tab/><text:tab/></text:p>
      <text:p text:style-name="P37"><text:tab/>}</text:p>
      <text:p text:style-name="P37"><text:tab/>else</text:p>
      <text:p text:style-name="P37"><text:tab/>{</text:p>
      <text:p text:style-name="P37"><text:tab/><text:tab/>printf("Average value = %0.2f\n",avg);</text:p>
      <text:p text:style-name="P37"><text:tab/>}</text:p>
      <text:p text:style-name="P37"><text:tab/>close(sockfd);</text:p>
      <text:p text:style-name="P37">}</text:p>
      <text:p text:style-name="P24"/>
      <text:p text:style-name="P24">UDP</text:p>
      <text:p text:style-name="P25">server.c</text:p>
      <text:p text:style-name="P25"/>
      <text:p text:style-name="P43">#include &lt;stdio.h&gt;</text:p>
      <text:p text:style-name="P43">#include &lt;sys/types.h&gt;</text:p>
      <text:p text:style-name="P43">#include &lt;sys/socket.h&gt;</text:p>
      <text:p text:style-name="P44">#include &lt;arpa/inet.h&gt;</text:p>
      <text:p text:style-name="P44">int main() {</text:p>
      <text:p text:style-name="P43"><text:s text:c="2"/></text:p>
      <text:p text:style-name="P43"><text:soft-page-break/><text:s text:c="3"/>int sockfd = socket(AF_INET, SOCK_DGRAM, 0);</text:p>
      <text:p text:style-name="P43"><text:s text:c="4"/>if (sockfd &lt; 0) {</text:p>
      <text:p text:style-name="P43"><text:s text:c="8"/>printf("Socket not created\n");</text:p>
      <text:p text:style-name="P43"><text:s text:c="8"/>return 0;</text:p>
      <text:p text:style-name="P43"><text:s text:c="4"/>}</text:p>
      <text:p text:style-name="P43"><text:s text:c="4"/>printf("Socket Created\n");</text:p>
      <text:p text:style-name="P43"><text:s text:c="4"/>struct sockaddr_in serveraddr, clientaddr;</text:p>
      <text:p text:style-name="P43"/>
      <text:p text:style-name="P43"><text:s text:c="4"/>serveraddr.sin_family = AF_INET;</text:p>
      <text:p text:style-name="P43"><text:s text:c="4"/>serveraddr.sin_addr.s_addr = inet_addr("127.0.0.1");</text:p>
      <text:p text:style-name="P43"><text:s text:c="4"/>serveraddr.sin_port = htons(5000);</text:p>
      <text:p text:style-name="P43"/>
      <text:p text:style-name="P43"><text:s text:c="4"/>clientaddr.sin_family = AF_INET;</text:p>
      <text:p text:style-name="P43"><text:s text:c="4"/>clientaddr.sin_addr.s_addr = inet_addr("127.0.0.1");</text:p>
      <text:p text:style-name="P43"><text:s text:c="4"/>clientaddr.sin_port = htons(5001);</text:p>
      <text:p text:style-name="P43"/>
      <text:p text:style-name="P43"><text:s text:c="4"/></text:p>
      <text:p text:style-name="P43"><text:s text:c="4"/>int bind_status=bind(sockfd, (struct sockaddr *)&amp;serveraddr, sizeof(serveraddr));</text:p>
      <text:p text:style-name="P43"><text:s text:c="4"/></text:p>
      <text:p text:style-name="P43"><text:s text:c="4"/>if (bind_status&lt; 0) {</text:p>
      <text:p text:style-name="P43"><text:s text:c="8"/>printf("Bind failed\n");</text:p>
      <text:p text:style-name="P43"><text:s text:c="8"/>close(sockfd);</text:p>
      <text:p text:style-name="P43"><text:s text:c="8"/>return 0;</text:p>
      <text:p text:style-name="P43"><text:s text:c="4"/>}</text:p>
      <text:p text:style-name="P43"><text:s text:c="4"/>else</text:p>
      <text:p text:style-name="P43"><text:s text:c="4"/>{</text:p>
      <text:p text:style-name="P43"><text:s text:c="4"/><text:tab/>printf("Bind unsuccessful\n");</text:p>
      <text:p text:style-name="P43"><text:s text:c="4"/>}</text:p>
      <text:p text:style-name="P43"/>
      <text:p text:style-name="P43"><text:s text:c="4"/>printf("Server listening on port 5000...\n");</text:p>
      <text:p text:style-name="P43"/>
      <text:p text:style-name="P43"><text:s text:c="3"/>int c= sizeof(clientaddr);</text:p>
      <text:p text:style-name="P43"/>
      <text:p text:style-name="P43"><text:s text:c="4"/>int n;</text:p>
      <text:p text:style-name="P43"><text:s text:c="4"/>if (recvfrom(sockfd, &amp;n, sizeof(int), 0, (struct sockaddr *)&amp;clientaddr,(socklen_t *)&amp;c) &lt; 0) </text:p>
      <text:p text:style-name="P43"><text:s text:c="4"/>{</text:p>
      <text:p text:style-name="P43"><text:s text:c="8"/>printf("Error in receiving array count\n");</text:p>
      <text:p text:style-name="P43"><text:s text:c="8"/>close(sockfd);</text:p>
      <text:p text:style-name="P43"><text:s text:c="8"/>return 0;</text:p>
      <text:p text:style-name="P43"><text:s text:c="4"/>} </text:p>
      <text:p text:style-name="P43"><text:s text:c="4"/>else </text:p>
      <text:p text:style-name="P43"><text:s text:c="4"/>{</text:p>
      <text:p text:style-name="P43"><text:s text:c="8"/>printf("Array count received from client\n");</text:p>
      <text:p text:style-name="P43"><text:s text:c="4"/>}</text:p>
      <text:p text:style-name="P43"><text:soft-page-break/></text:p>
      <text:p text:style-name="P43"><text:tab/>int arr[n];</text:p>
      <text:p text:style-name="P43"><text:s text:c="3"/>if (recvfrom(sockfd, &amp;arr, n * sizeof(int), 0, (struct sockaddr *)&amp;clientaddr,(socklen_t *)&amp;c) &lt; 0) </text:p>
      <text:p text:style-name="P43"><text:s text:c="4"/>{</text:p>
      <text:p text:style-name="P43"><text:s text:c="8"/>printf("Error in receiving array values\n");</text:p>
      <text:p text:style-name="P43"><text:s text:c="8"/>close(sockfd);</text:p>
      <text:p text:style-name="P43"><text:s text:c="8"/>return 0;</text:p>
      <text:p text:style-name="P43"><text:s text:c="4"/>} </text:p>
      <text:p text:style-name="P43"><text:s text:c="4"/>else </text:p>
      <text:p text:style-name="P43"><text:s text:c="4"/>{</text:p>
      <text:p text:style-name="P43"><text:s text:c="8"/>printf("Array received from client\n");</text:p>
      <text:p text:style-name="P44"><text:s text:c="4"/>}</text:p>
      <text:p text:style-name="P44"><text:s text:c="4"/>int min = arr[0], max = arr[0], sum = arr[0];</text:p>
      <text:p text:style-name="P43"><text:s text:c="4"/>for (int i = 1; i &lt; n; i++) {</text:p>
      <text:p text:style-name="P43"><text:s text:c="8"/>if (arr[i] &lt; min) {</text:p>
      <text:p text:style-name="P43"><text:s text:c="12"/>min = arr[i];</text:p>
      <text:p text:style-name="P43"><text:s text:c="8"/>}</text:p>
      <text:p text:style-name="P43"><text:s text:c="8"/>if (arr[i] &gt; max) {</text:p>
      <text:p text:style-name="P43"><text:s text:c="12"/>max = arr[i];</text:p>
      <text:p text:style-name="P43"><text:s text:c="8"/>}</text:p>
      <text:p text:style-name="P43"><text:s text:c="8"/>sum += arr[i];</text:p>
      <text:p text:style-name="P43"><text:s text:c="4"/>}</text:p>
      <text:p text:style-name="P43"/>
      <text:p text:style-name="P43"><text:s text:c="4"/>float avg = (float)sum / n;</text:p>
      <text:p text:style-name="P43"/>
      <text:p text:style-name="P43"><text:s text:c="4"/><text:tab/>if(sendto(sockfd, &amp;max, sizeof(int), 0, (struct sockaddr *)&amp;clientaddr, sizeof(clientaddr))&lt;0)</text:p>
      <text:p text:style-name="P43"><text:tab/>{</text:p>
      <text:p text:style-name="P43"><text:tab/><text:tab/>printf("Error in sending max value\n");</text:p>
      <text:p text:style-name="P43"><text:tab/>}</text:p>
      <text:p text:style-name="P43"><text:tab/>else</text:p>
      <text:p text:style-name="P43"><text:tab/>{</text:p>
      <text:p text:style-name="P43"><text:tab/><text:tab/>printf("Max value send to the client\n");</text:p>
      <text:p text:style-name="P43"><text:tab/>}</text:p>
      <text:p text:style-name="P43"><text:tab/>if(sendto(sockfd, &amp;min, sizeof(int), 0, (struct sockaddr *)&amp;clientaddr, sizeof(clientaddr))&lt;0)</text:p>
      <text:p text:style-name="P43"><text:tab/>{</text:p>
      <text:p text:style-name="P43"><text:tab/><text:tab/>printf("Error in sending min value\n");</text:p>
      <text:p text:style-name="P43"><text:tab/><text:tab/></text:p>
      <text:p text:style-name="P43"><text:tab/>}</text:p>
      <text:p text:style-name="P43"><text:tab/>else</text:p>
      <text:p text:style-name="P43"><text:tab/>{</text:p>
      <text:p text:style-name="P43"><text:tab/><text:tab/>printf("Min value send to the client\n");</text:p>
      <text:p text:style-name="P43"><text:tab/>}</text:p>
      <text:p text:style-name="P43"><text:soft-page-break/><text:tab/>if(sendto(sockfd, &amp;avg, sizeof(float), 0, (struct sockaddr *)&amp;clientaddr,sizeof(clientaddr))&lt;0)</text:p>
      <text:p text:style-name="P43"><text:tab/>{</text:p>
      <text:p text:style-name="P43"><text:tab/><text:tab/>printf("Error in sending average value\n");</text:p>
      <text:p text:style-name="P43"><text:tab/>}</text:p>
      <text:p text:style-name="P43"><text:tab/>else</text:p>
      <text:p text:style-name="P43"><text:tab/>{</text:p>
      <text:p text:style-name="P43"><text:tab/><text:tab/>printf("average value send to the client\n");</text:p>
      <text:p text:style-name="P43"><text:tab/>}</text:p>
      <text:p text:style-name="P43"><text:s text:c="3"/></text:p>
      <text:p text:style-name="P43"><text:s text:c="4"/><text:tab/>close(sockfd);</text:p>
      <text:p text:style-name="P43"><text:tab/>return 0;</text:p>
      <text:p text:style-name="P43">}</text:p>
      <text:p text:style-name="P25"/>
      <text:p text:style-name="P25">client.c</text:p>
      <text:p text:style-name="P25"/>
      <text:p text:style-name="P43">#include &lt;stdio.h&gt;</text:p>
      <text:p text:style-name="P43">#include &lt;sys/types.h&gt;</text:p>
      <text:p text:style-name="P43">#include &lt;sys/socket.h&gt;</text:p>
      <text:p text:style-name="P43">#include &lt;arpa/inet.h&gt;</text:p>
      <text:p text:style-name="P43">int main() {</text:p>
      <text:p text:style-name="P43"><text:s text:c="4"/>int n;</text:p>
      <text:p text:style-name="P43"><text:s text:c="4"/>printf("Enter the no of values\n");</text:p>
      <text:p text:style-name="P43"><text:s text:c="4"/>scanf("%d", &amp;n);</text:p>
      <text:p text:style-name="P43"><text:s text:c="4"/>int arr[n];</text:p>
      <text:p text:style-name="P43"><text:s text:c="4"/>printf("Enter the values\n");</text:p>
      <text:p text:style-name="P43"/>
      <text:p text:style-name="P43"><text:s text:c="4"/>for (int i = 0; i &lt; n; i++) {</text:p>
      <text:p text:style-name="P43"><text:s text:c="8"/>scanf("%d", &amp;arr[i]);</text:p>
      <text:p text:style-name="P43"><text:s text:c="4"/>}</text:p>
      <text:p text:style-name="P43"/>
      <text:p text:style-name="P43"><text:s text:c="4"/>int sockfd = socket(AF_INET, SOCK_DGRAM, 0);</text:p>
      <text:p text:style-name="P43"><text:s text:c="4"/>if (sockfd &lt; 0) {</text:p>
      <text:p text:style-name="P43"><text:s text:c="8"/>printf("Socket not created\n");</text:p>
      <text:p text:style-name="P43"><text:s text:c="8"/>return 0;</text:p>
      <text:p text:style-name="P43"><text:s text:c="4"/>}</text:p>
      <text:p text:style-name="P43"><text:s text:c="4"/>printf("Socket Created\n");</text:p>
      <text:p text:style-name="P43"/>
      <text:p text:style-name="P43"><text:s text:c="4"/>struct sockaddr_in clientaddr,serveraddr;</text:p>
      <text:p text:style-name="P43"/>
      <text:p text:style-name="P43"><text:s text:c="4"/>clientaddr.sin_family = AF_INET;</text:p>
      <text:p text:style-name="P43"><text:s text:c="4"/>clientaddr.sin_addr.s_addr = inet_addr("127.0.0.1");</text:p>
      <text:p text:style-name="P43"><text:s text:c="3"/>clientaddr.sin_port = htons(5001);</text:p>
      <text:p text:style-name="P43"><text:s text:c="3"/></text:p>
      <text:p text:style-name="P43"><text:s text:c="3"/>serveraddr.sin_family = AF_INET;</text:p>
      <text:p text:style-name="P43"><text:soft-page-break/><text:s text:c="4"/>serveraddr.sin_addr.s_addr = inet_addr("127.0.0.1");</text:p>
      <text:p text:style-name="P43"><text:s text:c="4"/>serveraddr.sin_port = htons(5000);</text:p>
      <text:p text:style-name="P43"/>
      <text:p text:style-name="P43"><text:s text:c="4"/><text:tab/>if(sendto(sockfd, &amp;n, sizeof(int), 0, (struct sockaddr *)&amp;serveraddr, sizeof(serveraddr))&lt;0)</text:p>
      <text:p text:style-name="P43"><text:tab/>{</text:p>
      <text:p text:style-name="P43"><text:tab/><text:tab/>printf("Error in sending array count\n");</text:p>
      <text:p text:style-name="P43"><text:tab/><text:tab/>close(sockfd);</text:p>
      <text:p text:style-name="P43"><text:tab/>}</text:p>
      <text:p text:style-name="P43"><text:tab/>else</text:p>
      <text:p text:style-name="P43"><text:tab/>{</text:p>
      <text:p text:style-name="P43"><text:tab/><text:tab/>printf("Array count send to the server\n");</text:p>
      <text:p text:style-name="P43"><text:tab/>}</text:p>
      <text:p text:style-name="P43"><text:tab/></text:p>
      <text:p text:style-name="P43"><text:tab/>if(sendto(sockfd, &amp;arr, n * sizeof(int), 0, (struct sockaddr *)&amp;serveraddr ,sizeof(serveraddr))&lt;0)</text:p>
      <text:p text:style-name="P43"><text:tab/>{</text:p>
      <text:p text:style-name="P43"><text:tab/><text:tab/>printf("Error in sending array values\n");</text:p>
      <text:p text:style-name="P43"><text:tab/><text:tab/>close(sockfd);</text:p>
      <text:p text:style-name="P43"><text:tab/>}</text:p>
      <text:p text:style-name="P43"><text:tab/>else</text:p>
      <text:p text:style-name="P43"><text:tab/>{</text:p>
      <text:p text:style-name="P43"><text:tab/><text:tab/>printf("Array send to the server\n");</text:p>
      <text:p text:style-name="P43"><text:tab/>}</text:p>
      <text:p text:style-name="P43"><text:s text:c="4"/></text:p>
      <text:p text:style-name="P43"/>
      <text:p text:style-name="P43"><text:tab/>int min, max;</text:p>
      <text:p text:style-name="P43"><text:tab/>float avg;</text:p>
      <text:p text:style-name="P43"><text:tab/> int s =sizeof(serveraddr);</text:p>
      <text:p text:style-name="P43"><text:tab/> <text:tab/>if(recvfrom(sockfd,&amp;max,sizeof(int),0,(struct sockaddr *)&amp;serveraddr, (socklen_t *)&amp;s)&lt;0)</text:p>
      <text:p text:style-name="P43"><text:tab/>{</text:p>
      <text:p text:style-name="P43"><text:tab/><text:tab/>printf("Max value not received\n");</text:p>
      <text:p text:style-name="P43"><text:tab/><text:tab/></text:p>
      <text:p text:style-name="P43"><text:tab/>}</text:p>
      <text:p text:style-name="P43"><text:tab/>else</text:p>
      <text:p text:style-name="P43"><text:tab/>{</text:p>
      <text:p text:style-name="P43"><text:tab/><text:tab/>printf("Max value = %d\n",max);</text:p>
      <text:p text:style-name="P43"><text:tab/>}</text:p>
      <text:p text:style-name="P43"><text:tab/></text:p>
      <text:p text:style-name="P43"><text:tab/>if(recvfrom(sockfd,&amp;min,sizeof(int),0,(struct sockaddr *)&amp;serveraddr, (socklen_t *)&amp;s)&lt;0)</text:p>
      <text:p text:style-name="P43"><text:tab/>{</text:p>
      <text:p text:style-name="P43"><text:tab/><text:tab/>printf("Min value not received\n");</text:p>
      <text:p text:style-name="P43"><text:tab/><text:tab/></text:p>
      <text:p text:style-name="P43"><text:soft-page-break/><text:tab/>}</text:p>
      <text:p text:style-name="P43"><text:tab/>else</text:p>
      <text:p text:style-name="P43"><text:tab/>{</text:p>
      <text:p text:style-name="P43"><text:tab/><text:tab/>printf("Min value = %d\n",min);</text:p>
      <text:p text:style-name="P43"><text:tab/>}</text:p>
      <text:p text:style-name="P43"><text:tab/></text:p>
      <text:p text:style-name="P43"><text:tab/>if(recvfrom(sockfd,&amp;avg,sizeof(float),0,(struct sockaddr *)&amp;serveraddr, (socklen_t *)&amp;s)&lt;0)</text:p>
      <text:p text:style-name="P43"><text:tab/>{</text:p>
      <text:p text:style-name="P43"><text:tab/><text:tab/>printf("Average value not received\n");</text:p>
      <text:p text:style-name="P43"><text:tab/><text:tab/></text:p>
      <text:p text:style-name="P43"><text:tab/>}</text:p>
      <text:p text:style-name="P43"><text:tab/>else</text:p>
      <text:p text:style-name="P43"><text:tab/>{</text:p>
      <text:p text:style-name="P43"><text:tab/><text:tab/>printf("Average value = %0.2f\n",avg);</text:p>
      <text:p text:style-name="P43"><text:tab/>}</text:p>
      <text:p text:style-name="P43"><text:s text:c="4"/></text:p>
      <text:p text:style-name="P43"><text:s text:c="4"/>/*recvfrom(sockfd, &amp;max, sizeof(int), 0, NULL, NULL);</text:p>
      <text:p text:style-name="P43"><text:s text:c="4"/>recvfrom(sockfd, &amp;min, sizeof(int), 0, NULL, NULL);</text:p>
      <text:p text:style-name="P43"><text:s text:c="4"/>recvfrom(sockfd, &amp;avg, sizeof(float), 0, NULL, NULL);</text:p>
      <text:p text:style-name="P43"/>
      <text:p text:style-name="P43"><text:s text:c="4"/>printf("Received from server:\n");</text:p>
      <text:p text:style-name="P43"><text:s text:c="4"/>printf("Max value: %d\n", max);</text:p>
      <text:p text:style-name="P43"><text:s text:c="4"/>printf("Min value: %d\n", min);</text:p>
      <text:p text:style-name="P43"><text:s text:c="4"/>printf("Average value: %0.2f\n", avg);*/</text:p>
      <text:p text:style-name="P43"/>
      <text:p text:style-name="P43"><text:s text:c="4"/>close(sockfd);</text:p>
      <text:p text:style-name="P43"><text:tab/>return 0;</text:p>
      <text:p text:style-name="P43">}</text:p>
      <text:p text:style-name="P25"/>
      <text:p text:style-name="P26">Output:</text:p>
      <text:p text:style-name="P26"/>
      <text:p text:style-name="P26">TCP</text:p>
      <text:p text:style-name="P26">server.c</text:p>
      <text:p text:style-name="P45">suraj@SURA:~/Desktop/NP LAB/exp4$ gcc arrayTCPserver.c</text:p>
      <text:p text:style-name="P45">suraj@SURA:~/Desktop/NP LAB/exp4$ ./a.out</text:p>
      <text:p text:style-name="P45">Socket created</text:p>
      <text:p text:style-name="P45">Bind successful</text:p>
      <text:p text:style-name="P45">waiting for connections</text:p>
      <text:p text:style-name="P45">Connection established</text:p>
      <text:p text:style-name="P45">Array count received</text:p>
      <text:p text:style-name="P45">Array received</text:p>
      <text:p text:style-name="P45">Max value send to the client</text:p>
      <text:p text:style-name="P45">Min value send to the client</text:p>
      <text:p text:style-name="P45">average value send to the client</text:p>
      <text:p text:style-name="P26"><text:soft-page-break/>client.c</text:p>
      <text:p text:style-name="P45">suraj@SURA:~/Desktop/NP LAB/exp4$ gcc arrayTCPclient.c</text:p>
      <text:p text:style-name="P45">suraj@SURA:~/Desktop/NP LAB/exp4$ ./a.out</text:p>
      <text:p text:style-name="P45">Enter the no of values</text:p>
      <text:p text:style-name="P45">5</text:p>
      <text:p text:style-name="P45">Enter the values</text:p>
      <text:p text:style-name="P45">1 2 3 4 5</text:p>
      <text:p text:style-name="P45">Socket Created</text:p>
      <text:p text:style-name="P45">Connected to the server</text:p>
      <text:p text:style-name="P45">Array count send to the server</text:p>
      <text:p text:style-name="P45">Array send to the server</text:p>
      <text:p text:style-name="P45">Max value = 5</text:p>
      <text:p text:style-name="P45">Min value = 1</text:p>
      <text:p text:style-name="P45">Average value = 2.80</text:p>
      <text:p text:style-name="P45"/>
      <text:p text:style-name="P26">UDP</text:p>
      <text:p text:style-name="P26">server.c</text:p>
      <text:p text:style-name="P45">suraj@SURA:~/Desktop/NP LAB/exp4$ gcc arrayUDPserver.c</text:p>
      <text:p text:style-name="P45">suraj@SURA:~/Desktop/NP LAB/exp4$ ./a.out</text:p>
      <text:p text:style-name="P45">Socket Created</text:p>
      <text:p text:style-name="P45">Bind unsuccessful</text:p>
      <text:p text:style-name="P45">Server listening on port 5000...</text:p>
      <text:p text:style-name="P45">Array count received from client</text:p>
      <text:p text:style-name="P45">Array received from client</text:p>
      <text:p text:style-name="P45">Max value send to the client</text:p>
      <text:p text:style-name="P45">Min value send to the client</text:p>
      <text:p text:style-name="P45">average value send to the client</text:p>
      <text:p text:style-name="P45"/>
      <text:p text:style-name="P26">client.c</text:p>
      <text:p text:style-name="P45">suraj@SURA:~/Desktop/NP LAB/exp4$ gcc arrayUDPclient.c</text:p>
      <text:p text:style-name="P45">suraj@SURA:~/Desktop/NP LAB/exp4$ ./a.out</text:p>
      <text:p text:style-name="P45">Enter the no of values</text:p>
      <text:p text:style-name="P45">5</text:p>
      <text:p text:style-name="P45">Enter the values</text:p>
      <text:p text:style-name="P45">1 2 3 4 5</text:p>
      <text:p text:style-name="P45">Socket Created</text:p>
      <text:p text:style-name="P45">Array count send to the server</text:p>
      <text:p text:style-name="P45">Array send to the server</text:p>
      <text:p text:style-name="P45">Max value = 5</text:p>
      <text:p text:style-name="P45">Min value = 1</text:p>
      <text:p text:style-name="P45">Average value = 3.00</text:p>
      <text:p text:style-name="P45"/>
      <text:p text:style-name="P25"/>
      <text:p text:style-name="P24"/>
      <text:p text:style-name="P24"/>
      <text:p text:style-name="P24"><text:soft-page-break/></text:p>
      <text:p text:style-name="P10">/*<text:span text:style-name="T1">S Suraj</text:span></text:p>
      <text:p text:style-name="P4">B21CSA52</text:p>
      <text:p text:style-name="P11">Two client one server system</text:p>
      <text:p text:style-name="P11">Exp No 5.1</text:p>
      <text:p text:style-name="P38">*/</text:p>
      <text:p text:style-name="P27">server.c</text:p>
      <text:p text:style-name="P46">#include &lt;stdio.h&gt;</text:p>
      <text:p text:style-name="P46">#include &lt;stdlib.h&gt;</text:p>
      <text:p text:style-name="P46">#include &lt;sys/socket.h&gt;</text:p>
      <text:p text:style-name="P46">#include &lt;arpa/inet.h&gt;</text:p>
      <text:p text:style-name="P46">#include &lt;unistd.h&gt;</text:p>
      <text:p text:style-name="P46">#include &lt;string.h&gt;</text:p>
      <text:p text:style-name="P46">void main() {</text:p>
      <text:p text:style-name="P46"><text:tab/>int server_fd, client_fd1, client_fd2;</text:p>
      <text:p text:style-name="P46"><text:tab/>struct sockaddr_in address, cli_addr;</text:p>
      <text:p text:style-name="P46"><text:tab/>int opt, addrlen = sizeof(address);</text:p>
      <text:p text:style-name="P46"><text:tab/>char str[20];</text:p>
      <text:p text:style-name="P46"><text:tab/>printf("Enter 1 for TCP\n");</text:p>
      <text:p text:style-name="P46"><text:tab/>printf("Enter 2 for UDP\n");</text:p>
      <text:p text:style-name="P46"><text:tab/>scanf("%d", &amp;opt);</text:p>
      <text:p text:style-name="P46"><text:tab/>if(opt == 1)</text:p>
      <text:p text:style-name="P46"><text:tab/><text:tab/>printf("TCP Server\n");</text:p>
      <text:p text:style-name="P46"><text:tab/>else if(opt == 2)</text:p>
      <text:p text:style-name="P46"><text:tab/><text:tab/>printf("UDP Server\n");</text:p>
      <text:p text:style-name="P46"><text:tab/>else {</text:p>
      <text:p text:style-name="P46"><text:tab/><text:tab/>printf("Invalid input\n");</text:p>
      <text:p text:style-name="P46"><text:tab/><text:tab/>exit(1);</text:p>
      <text:p text:style-name="P46"><text:tab/>}</text:p>
      <text:p text:style-name="P46"><text:tab/>if(opt == 1) </text:p>
      <text:p text:style-name="P46"><text:tab/>{</text:p>
      <text:p text:style-name="P46"><text:tab/><text:tab/>server_fd = socket(AF_INET, SOCK_STREAM, 0);</text:p>
      <text:p text:style-name="P46"><text:tab/><text:tab/>if(server_fd &lt; 0) {</text:p>
      <text:p text:style-name="P46"><text:tab/><text:tab/><text:tab/>printf("Socket not created\n");</text:p>
      <text:p text:style-name="P46"><text:tab/><text:tab/><text:tab/>exit(1);</text:p>
      <text:p text:style-name="P46"><text:tab/><text:tab/>} </text:p>
      <text:p text:style-name="P46"><text:tab/><text:tab/>printf("Client socket created.\n");</text:p>
      <text:p text:style-name="P46"><text:tab/>} </text:p>
      <text:p text:style-name="P46"><text:tab/>else </text:p>
      <text:p text:style-name="P46"><text:tab/>{</text:p>
      <text:p text:style-name="P46"><text:span text:style-name="T2"><text:tab/><text:tab/>s</text:span>erver_fd = socket(AF_INET, SOCK_DGRAM, 0);</text:p>
      <text:p text:style-name="P46"><text:tab/><text:tab/>if(server_fd &lt; 0) </text:p>
      <text:p text:style-name="P46"><text:tab/><text:tab/>{</text:p>
      <text:p text:style-name="P46"><text:tab/><text:tab/><text:tab/>printf("Socket not created\n");</text:p>
      <text:p text:style-name="P46"><text:tab/><text:tab/><text:tab/>exit(1);</text:p>
      <text:p text:style-name="P46"><text:tab/><text:tab/>}</text:p>
      <text:p text:style-name="P46"><text:soft-page-break/><text:tab/><text:tab/>printf("Client socket created.\n");</text:p>
      <text:p text:style-name="P46"><text:tab/>}</text:p>
      <text:p text:style-name="P46"><text:tab/>address.sin_family = AF_INET;</text:p>
      <text:p text:style-name="P46"><text:tab/>address.sin_addr.s_addr = INADDR_ANY;</text:p>
      <text:p text:style-name="P46"><text:tab/>address.sin_port = htons(5000);</text:p>
      <text:p text:style-name="P46"><text:tab/>if(bind(server_fd, (struct sockaddr*) &amp;address, addrlen) &lt; 0) </text:p>
      <text:p text:style-name="P46"><text:tab/>{</text:p>
      <text:p text:style-name="P46"><text:tab/><text:tab/>printf("Socket binding failed\n");</text:p>
      <text:p text:style-name="P46"><text:tab/><text:tab/>exit(1);</text:p>
      <text:p text:style-name="P46"><text:tab/>} </text:p>
      <text:p text:style-name="P46"><text:tab/>printf("Socket binded\n");</text:p>
      <text:p text:style-name="P46"><text:tab/>if(opt == 1) {</text:p>
      <text:p text:style-name="P46"><text:tab/><text:tab/>if(listen(server_fd, 5) &lt; 0) </text:p>
      <text:p text:style-name="P46"><text:tab/><text:tab/>{</text:p>
      <text:p text:style-name="P46"><text:tab/><text:tab/><text:tab/>printf("Listening failed\n");</text:p>
      <text:p text:style-name="P46"><text:tab/><text:tab/><text:tab/>exit(1);</text:p>
      <text:p text:style-name="P46"><text:tab/><text:tab/>} </text:p>
      <text:p text:style-name="P46"><text:tab/><text:tab/>printf("Server listening\n");</text:p>
      <text:p text:style-name="P46"><text:tab/></text:p>
      <text:p text:style-name="P46"><text:tab/><text:tab/></text:p>
      <text:p text:style-name="P46"><text:tab/><text:tab/>if((client_fd1 = accept(server_fd, (struct sockaddr*) &amp;address, (socklen_t*) &amp;addrlen)) &lt; 0) </text:p>
      <text:p text:style-name="P46"><text:tab/><text:tab/>{</text:p>
      <text:p text:style-name="P46"><text:tab/><text:tab/><text:tab/>printf("Connection failed\n");</text:p>
      <text:p text:style-name="P46"><text:tab/><text:tab/><text:tab/>exit(1);</text:p>
      <text:p text:style-name="P46"><text:tab/><text:tab/>} </text:p>
      <text:p text:style-name="P46"><text:tab/><text:tab/>printf("Connected to client 1\n");</text:p>
      <text:p text:style-name="P46"><text:tab/><text:tab/>if((client_fd2 = accept(server_fd, (struct sockaddr*) &amp;address, (socklen_t*) &amp;addrlen)) &lt; 0) </text:p>
      <text:p text:style-name="P46"><text:tab/><text:tab/>{</text:p>
      <text:p text:style-name="P46"><text:tab/><text:tab/><text:tab/>printf("Connection failed\n");</text:p>
      <text:p text:style-name="P46"><text:tab/><text:tab/><text:tab/>exit(1);</text:p>
      <text:p text:style-name="P46"><text:tab/><text:tab/>}</text:p>
      <text:p text:style-name="P46"><text:tab/><text:tab/>printf("Connected to client 2\n");</text:p>
      <text:p text:style-name="P46"><text:tab/><text:tab/>if(recv(client_fd1, str, 20 * sizeof(char), 0) &lt; 0) </text:p>
      <text:p text:style-name="P46"><text:tab/><text:tab/>{</text:p>
      <text:p text:style-name="P46"><text:tab/><text:tab/><text:tab/>printf("Receive failed\n");</text:p>
      <text:p text:style-name="P46"><text:tab/><text:tab/><text:tab/>exit(1);</text:p>
      <text:p text:style-name="P46"><text:tab/><text:tab/>} </text:p>
      <text:p text:style-name="P46"><text:tab/><text:tab/>printf("Received string from client 1\n");</text:p>
      <text:p text:style-name="P46"><text:tab/></text:p>
      <text:p text:style-name="P46"><text:tab/><text:tab/>int n = strlen(str);</text:p>
      <text:p text:style-name="P46"><text:tab/><text:tab/></text:p>
      <text:p text:style-name="P46"><text:tab/><text:tab/>for(int i = 0; i &lt; n / 2; i++) {</text:p>
      <text:p text:style-name="P46"><text:tab/><text:tab/><text:tab/>char temp = str[i];</text:p>
      <text:p text:style-name="P46"><text:soft-page-break/><text:tab/><text:tab/><text:tab/>str[i] = str[n - i - 1];</text:p>
      <text:p text:style-name="P46"><text:tab/><text:tab/><text:tab/>str[n - i - 1] = temp;</text:p>
      <text:p text:style-name="P46"><text:tab/><text:tab/>}</text:p>
      <text:p text:style-name="P46"><text:tab/><text:tab/>if(send(client_fd2, str, (strlen(str) + 1) * sizeof(char), 0) &lt; 0) </text:p>
      <text:p text:style-name="P46"><text:tab/><text:tab/>{</text:p>
      <text:p text:style-name="P46"><text:tab/><text:tab/><text:tab/>printf("Send failed\n");</text:p>
      <text:p text:style-name="P46"><text:tab/><text:tab/><text:tab/>exit(1);</text:p>
      <text:p text:style-name="P46"><text:tab/><text:tab/>}</text:p>
      <text:p text:style-name="P46"><text:tab/><text:tab/><text:tab/>printf("Reversed string sent to client 2\n");</text:p>
      <text:p text:style-name="P46"><text:tab/></text:p>
      <text:p text:style-name="P46"><text:tab/>} </text:p>
      <text:p text:style-name="P46"><text:tab/>else {</text:p>
      <text:p text:style-name="P46"><text:tab/><text:tab/>int len = sizeof(address);</text:p>
      <text:p text:style-name="P46"><text:tab/><text:tab/>int len1 = sizeof(cli_addr);</text:p>
      <text:p text:style-name="P46"><text:tab/><text:tab/></text:p>
      <text:p text:style-name="P46"><text:tab/><text:tab/>cli_addr.sin_port = htons(5001);</text:p>
      <text:p text:style-name="P46"><text:tab/><text:tab/></text:p>
      <text:p text:style-name="P46"><text:tab/><text:tab/>if(recvfrom(server_fd, str, 20 * sizeof(char), 0, (struct sockaddr*) &amp;address, &amp;len) &lt; 0) </text:p>
      <text:p text:style-name="P46"><text:tab/><text:tab/>{</text:p>
      <text:p text:style-name="P46"><text:tab/><text:tab/><text:tab/>printf("Receive failed\n");</text:p>
      <text:p text:style-name="P46"><text:tab/><text:tab/><text:tab/>exit(1);</text:p>
      <text:p text:style-name="P46"><text:tab/><text:tab/>} </text:p>
      <text:p text:style-name="P46"><text:tab/><text:tab/>printf("Received string from client 1\n");</text:p>
      <text:p text:style-name="P46"/>
      <text:p text:style-name="P46"><text:tab/><text:tab/>int n = strlen(str);</text:p>
      <text:p text:style-name="P46"><text:tab/><text:tab/></text:p>
      <text:p text:style-name="P46"><text:tab/><text:tab/>for(int i = 0; i &lt; n / 2; i++) {</text:p>
      <text:p text:style-name="P46"><text:tab/><text:tab/><text:tab/>char temp = str[i];</text:p>
      <text:p text:style-name="P46"><text:tab/><text:tab/><text:tab/>str[i] = str[n - i - 1];</text:p>
      <text:p text:style-name="P46"><text:tab/><text:tab/><text:tab/>str[n - i - 1] = temp;</text:p>
      <text:p text:style-name="P46"><text:tab/><text:tab/>}<text:tab/></text:p>
      <text:p text:style-name="P46"><text:tab/><text:tab/><text:tab/></text:p>
      <text:p text:style-name="P46"><text:tab/><text:tab/>if(sendto(server_fd, str, 20 * sizeof(char), 0, (struct sockaddr*) &amp;cli_addr, len1) &lt; 0) </text:p>
      <text:p text:style-name="P46"><text:tab/><text:tab/>{</text:p>
      <text:p text:style-name="P46"><text:tab/><text:tab/><text:tab/>printf("Sending failed \n");</text:p>
      <text:p text:style-name="P46"><text:tab/><text:tab/><text:tab/>exit(1);</text:p>
      <text:p text:style-name="P46"><text:tab/><text:tab/>}</text:p>
      <text:p text:style-name="P46"><text:tab/><text:tab/>printf("Reversed string sent to client 2.\n");</text:p>
      <text:p text:style-name="P46"><text:tab/><text:tab/>}</text:p>
      <text:p text:style-name="P46"><text:tab/>close(server_fd);</text:p>
      <text:p text:style-name="P46"><text:tab/>close(client_fd1);</text:p>
      <text:p text:style-name="P46"><text:tab/>close(client_fd2);</text:p>
      <text:p text:style-name="P46">}</text:p>
      <text:p text:style-name="P27"><text:soft-page-break/>client1.c</text:p>
      <text:p text:style-name="P27"/>
      <text:p text:style-name="P46">#include &lt;stdio.h&gt;</text:p>
      <text:p text:style-name="P46">#include &lt;stdlib.h&gt;</text:p>
      <text:p text:style-name="P46">#include &lt;sys/socket.h&gt;</text:p>
      <text:p text:style-name="P46">#include &lt;arpa/inet.h&gt;</text:p>
      <text:p text:style-name="P46">#include &lt;unistd.h&gt;</text:p>
      <text:p text:style-name="P46">#include &lt;string.h&gt;</text:p>
      <text:p text:style-name="P46">void main() {</text:p>
      <text:p text:style-name="P46"><text:tab/>int client_fd;</text:p>
      <text:p text:style-name="P46"><text:tab/>struct sockaddr_in serv_addr;</text:p>
      <text:p text:style-name="P46"><text:tab/>char str[20];</text:p>
      <text:p text:style-name="P46"><text:tab/>int opt;</text:p>
      <text:p text:style-name="P46"><text:tab/>printf("Enter 1 for TCP\n");</text:p>
      <text:p text:style-name="P46"><text:tab/>printf("Enter 2 for UDP\n");</text:p>
      <text:p text:style-name="P46"><text:tab/>scanf("%d", &amp;opt);</text:p>
      <text:p text:style-name="P46"><text:tab/></text:p>
      <text:p text:style-name="P46"><text:tab/>if(opt == 1)</text:p>
      <text:p text:style-name="P46"><text:tab/><text:tab/>printf("TCP Client\n");</text:p>
      <text:p text:style-name="P46"><text:tab/>else if(opt == 2)</text:p>
      <text:p text:style-name="P46"><text:tab/><text:tab/>printf("UDP Client\n");</text:p>
      <text:p text:style-name="P46"><text:tab/>else </text:p>
      <text:p text:style-name="P46"><text:tab/>{</text:p>
      <text:p text:style-name="P46"><text:tab/><text:tab/>printf("Invalid input\n");</text:p>
      <text:p text:style-name="P46"><text:tab/><text:tab/>exit(1);</text:p>
      <text:p text:style-name="P46"><text:tab/>}</text:p>
      <text:p text:style-name="P46"><text:tab/>if(opt == 1) </text:p>
      <text:p text:style-name="P46"><text:tab/>{</text:p>
      <text:p text:style-name="P46"><text:tab/><text:tab/>client_fd = socket(AF_INET, SOCK_STREAM, 0);</text:p>
      <text:p text:style-name="P46"><text:tab/><text:tab/>if(client_fd &lt; 0) {</text:p>
      <text:p text:style-name="P46"><text:tab/><text:tab/><text:tab/>printf("Socket not created\n");</text:p>
      <text:p text:style-name="P46"><text:tab/><text:tab/><text:tab/>exit(1);</text:p>
      <text:p text:style-name="P46"><text:tab/><text:tab/>} </text:p>
      <text:p text:style-name="P46"><text:tab/><text:tab/>printf("Client socket created.\n");</text:p>
      <text:p text:style-name="P46"><text:tab/>} </text:p>
      <text:p text:style-name="P46"><text:tab/>else </text:p>
      <text:p text:style-name="P46"><text:tab/>{</text:p>
      <text:p text:style-name="P46"><text:tab/><text:tab/>client_fd = socket(AF_INET, SOCK_DGRAM, 0);</text:p>
      <text:p text:style-name="P46"><text:tab/><text:tab/>if( client_fd &lt; 0) </text:p>
      <text:p text:style-name="P46"><text:tab/><text:tab/>{</text:p>
      <text:p text:style-name="P46"><text:tab/><text:tab/><text:tab/>printf("Socket not created\n");</text:p>
      <text:p text:style-name="P46"><text:tab/><text:tab/><text:tab/>exit(1);</text:p>
      <text:p text:style-name="P46"><text:tab/><text:tab/>}</text:p>
      <text:p text:style-name="P46"><text:tab/><text:tab/>printf("Client socket created.\n");</text:p>
      <text:p text:style-name="P46"><text:tab/>}</text:p>
      <text:p text:style-name="P46"><text:soft-page-break/><text:tab/></text:p>
      <text:p text:style-name="P46"><text:tab/>serv_addr.sin_family = AF_INET;</text:p>
      <text:p text:style-name="P46"><text:tab/>serv_addr.sin_addr.s_addr = inet_addr("127.0.0.1");</text:p>
      <text:p text:style-name="P46"><text:tab/>serv_addr.sin_port = htons(5000);</text:p>
      <text:p text:style-name="P46"><text:tab/>if(opt == 1) {</text:p>
      <text:p text:style-name="P46"><text:tab/><text:tab/>int status=connect(client_fd, (struct sockaddr*) &amp;serv_addr, sizeof(serv_addr));</text:p>
      <text:p text:style-name="P46"><text:tab/><text:tab/>if( status &lt; 0) </text:p>
      <text:p text:style-name="P46"><text:tab/><text:tab/>{</text:p>
      <text:p text:style-name="P46"><text:tab/><text:tab/><text:tab/>printf("Connection failed\n");</text:p>
      <text:p text:style-name="P46"><text:tab/><text:tab/><text:tab/>exit(1);</text:p>
      <text:p text:style-name="P46"><text:tab/><text:tab/>} </text:p>
      <text:p text:style-name="P46"><text:tab/><text:tab/>printf("Connection established\n");</text:p>
      <text:p text:style-name="P46"><text:tab/>}</text:p>
      <text:p text:style-name="P46"><text:tab/>printf("Enter the string: ");</text:p>
      <text:p text:style-name="P46"><text:tab/>scanf("%s", str);</text:p>
      <text:p text:style-name="P46"><text:tab/>if(opt == 1) </text:p>
      <text:p text:style-name="P46"><text:tab/>{</text:p>
      <text:p text:style-name="P46"><text:tab/><text:tab/>if(send(client_fd, str, 20 * sizeof(char), 0) &lt; 0) {</text:p>
      <text:p text:style-name="P46"><text:tab/><text:tab/><text:tab/>printf("Sending failed\n");</text:p>
      <text:p text:style-name="P46"><text:tab/><text:tab/><text:tab/>exit(1);</text:p>
      <text:p text:style-name="P46"><text:tab/><text:tab/>} </text:p>
      <text:p text:style-name="P46"><text:tab/><text:tab/>printf("String sent\n");</text:p>
      <text:p text:style-name="P46"><text:tab/><text:tab/></text:p>
      <text:p text:style-name="P46"><text:tab/>} </text:p>
      <text:p text:style-name="P46"><text:tab/>else {</text:p>
      <text:p text:style-name="P46"><text:tab/><text:tab/>if(sendto(client_fd, str, 20 * sizeof(char), 0, (struct sockaddr*) &amp;serv_addr, sizeof(serv_addr)) &lt; 0) {</text:p>
      <text:p text:style-name="P46"><text:tab/><text:tab/><text:tab/>printf("Sending failed\n");</text:p>
      <text:p text:style-name="P46"><text:tab/><text:tab/><text:tab/>exit(1);</text:p>
      <text:p text:style-name="P46"><text:tab/><text:tab/>} </text:p>
      <text:p text:style-name="P46"><text:tab/><text:tab/>printf("String sent\n");</text:p>
      <text:p text:style-name="P46"><text:tab/>}</text:p>
      <text:p text:style-name="P46"><text:tab/></text:p>
      <text:p text:style-name="P46"><text:tab/>close(client_fd);</text:p>
      <text:p text:style-name="P46">}</text:p>
      <text:p text:style-name="P46"/>
      <text:p text:style-name="P27">client2.c</text:p>
      <text:p text:style-name="P46"/>
      <text:p text:style-name="P46">#include &lt;stdio.h&gt;</text:p>
      <text:p text:style-name="P46">#include &lt;stdlib.h&gt;</text:p>
      <text:p text:style-name="P46">#include &lt;sys/socket.h&gt;</text:p>
      <text:p text:style-name="P46">#include &lt;arpa/inet.h&gt;</text:p>
      <text:p text:style-name="P46">#include &lt;unistd.h&gt;</text:p>
      <text:p text:style-name="P46">#include &lt;string.h&gt;</text:p>
      <text:p text:style-name="P46"><text:soft-page-break/>void main() {</text:p>
      <text:p text:style-name="P46"><text:tab/>int client_fd;</text:p>
      <text:p text:style-name="P46"><text:tab/>struct sockaddr_in serv_addr,cli_addr;</text:p>
      <text:p text:style-name="P46"><text:tab/>char str[20];</text:p>
      <text:p text:style-name="P46"><text:tab/>int opt, len = sizeof(serv_addr);</text:p>
      <text:p text:style-name="P46"><text:tab/>printf("Enter 1 for TCP\n");</text:p>
      <text:p text:style-name="P46"><text:tab/>printf("Enter 2 for UDP\n");</text:p>
      <text:p text:style-name="P46"><text:tab/>scanf("%d", &amp;opt);</text:p>
      <text:p text:style-name="P46"><text:tab/>if(opt == 1)</text:p>
      <text:p text:style-name="P46"><text:tab/><text:tab/>printf("TCP Client\n");</text:p>
      <text:p text:style-name="P46"><text:tab/>else if(opt == 2)</text:p>
      <text:p text:style-name="P46"><text:tab/><text:tab/>printf("UDP Client\n");</text:p>
      <text:p text:style-name="P46"><text:tab/>else </text:p>
      <text:p text:style-name="P46"><text:tab/>{</text:p>
      <text:p text:style-name="P46"><text:tab/><text:tab/>printf("Invalid input\n");</text:p>
      <text:p text:style-name="P46"><text:tab/><text:tab/>exit(1);</text:p>
      <text:p text:style-name="P46"><text:tab/>}</text:p>
      <text:p text:style-name="P46"><text:tab/>if(opt == 1) </text:p>
      <text:p text:style-name="P46"><text:tab/>{</text:p>
      <text:p text:style-name="P46"><text:tab/><text:tab/>client_fd = socket(AF_INET, SOCK_STREAM, 0);</text:p>
      <text:p text:style-name="P46"><text:tab/><text:tab/>if(client_fd &lt; 0) {</text:p>
      <text:p text:style-name="P46"><text:tab/><text:tab/><text:tab/>printf("Socket not created\n");</text:p>
      <text:p text:style-name="P46"><text:tab/><text:tab/><text:tab/>exit(1);</text:p>
      <text:p text:style-name="P46"><text:tab/><text:tab/>} </text:p>
      <text:p text:style-name="P46"><text:tab/><text:tab/>printf("Client socket created.\n");</text:p>
      <text:p text:style-name="P46"><text:tab/>} <text:s/></text:p>
      <text:p text:style-name="P46"><text:tab/>else </text:p>
      <text:p text:style-name="P46"><text:tab/>{</text:p>
      <text:p text:style-name="P46"><text:tab/><text:tab/>client_fd = socket(AF_INET, SOCK_DGRAM, 0);</text:p>
      <text:p text:style-name="P46"><text:tab/><text:tab/>if( client_fd &lt; 0) </text:p>
      <text:p text:style-name="P46"><text:tab/><text:tab/>{</text:p>
      <text:p text:style-name="P46"><text:tab/><text:tab/><text:tab/>printf("Socket not created\n");</text:p>
      <text:p text:style-name="P46"><text:tab/><text:tab/><text:tab/>exit(1);</text:p>
      <text:p text:style-name="P46"><text:tab/><text:tab/>}</text:p>
      <text:p text:style-name="P46"><text:tab/><text:tab/>printf("Client socket created.\n");</text:p>
      <text:p text:style-name="P46"><text:tab/>}</text:p>
      <text:p text:style-name="P46"><text:tab/></text:p>
      <text:p text:style-name="P46"><text:tab/>serv_addr.sin_family = AF_INET;</text:p>
      <text:p text:style-name="P46"><text:tab/>serv_addr.sin_addr.s_addr = inet_addr("127.0.0.1");</text:p>
      <text:p text:style-name="P46"><text:tab/>serv_addr.sin_port = htons(5000);</text:p>
      <text:p text:style-name="P46"><text:tab/></text:p>
      <text:p text:style-name="P46"><text:tab/>cli_addr.sin_family = AF_INET;</text:p>
      <text:p text:style-name="P46"><text:tab/>cli_addr.sin_addr.s_addr = inet_addr("127.0.0.1");</text:p>
      <text:p text:style-name="P46"><text:tab/>cli_addr.sin_port = htons(5001);</text:p>
      <text:p text:style-name="P46"><text:tab/>if(opt == 1) {</text:p>
      <text:p text:style-name="P46"><text:soft-page-break/><text:tab/><text:tab/>int status=connect(client_fd, (struct sockaddr*) &amp;serv_addr, sizeof(serv_addr));</text:p>
      <text:p text:style-name="P46"><text:tab/><text:tab/>if( status &lt; 0) </text:p>
      <text:p text:style-name="P46"><text:tab/><text:tab/>{</text:p>
      <text:p text:style-name="P46"><text:tab/><text:tab/><text:tab/>printf("Connection failed\n");</text:p>
      <text:p text:style-name="P46"><text:tab/><text:tab/><text:tab/>exit(1);</text:p>
      <text:p text:style-name="P46"><text:tab/><text:tab/>} </text:p>
      <text:p text:style-name="P46"><text:tab/><text:tab/>printf("Connection established\n");</text:p>
      <text:p text:style-name="P46"><text:tab/>}</text:p>
      <text:p text:style-name="P46"><text:tab/>if(opt == 1) </text:p>
      <text:p text:style-name="P46"><text:tab/>{</text:p>
      <text:p text:style-name="P46"><text:tab/><text:tab/>if(recv(client_fd, str, 20 * sizeof(char), 0) &lt; 0) </text:p>
      <text:p text:style-name="P46"><text:tab/><text:tab/>{</text:p>
      <text:p text:style-name="P46"><text:tab/><text:tab/><text:tab/>printf("Receive failed\n");</text:p>
      <text:p text:style-name="P46"><text:tab/><text:tab/><text:tab/>exit(1);</text:p>
      <text:p text:style-name="P46"><text:tab/><text:tab/>} </text:p>
      <text:p text:style-name="P46"><text:tab/><text:tab/>printf("Reversed string received:%s\n",str);</text:p>
      <text:p text:style-name="P46"><text:tab/><text:tab/></text:p>
      <text:p text:style-name="P46"><text:tab/>} </text:p>
      <text:p text:style-name="P46"><text:tab/>else </text:p>
      <text:p text:style-name="P46"><text:tab/>{</text:p>
      <text:p text:style-name="P46"><text:tab/><text:tab/>if(bind(client_fd, (struct sockaddr*) &amp;cli_addr, sizeof(cli_addr)) &lt; 0) </text:p>
      <text:p text:style-name="P46"><text:tab/><text:tab/>{</text:p>
      <text:p text:style-name="P46"><text:tab/><text:tab/><text:tab/>printf("Socket binding failed\n");</text:p>
      <text:p text:style-name="P46"><text:tab/><text:tab/><text:tab/>exit(1);</text:p>
      <text:p text:style-name="P46"><text:tab/><text:tab/>} </text:p>
      <text:p text:style-name="P46"><text:tab/><text:tab/>printf("Socket binded\n");</text:p>
      <text:p text:style-name="P46"><text:tab/><text:tab/>if(recvfrom(client_fd, str, 20 * sizeof(char), 0, (struct sockaddr*) &amp;cli_addr, &amp;len) &lt; 0) </text:p>
      <text:p text:style-name="P46"><text:tab/><text:tab/>{</text:p>
      <text:p text:style-name="P46"><text:tab/><text:tab/><text:tab/>printf("Receive failed\n");</text:p>
      <text:p text:style-name="P46"><text:tab/><text:tab/><text:tab/>exit(1);</text:p>
      <text:p text:style-name="P46"><text:tab/><text:tab/>} </text:p>
      <text:p text:style-name="P46"><text:tab/><text:tab/>printf("Reversed string received:%s\n",str);</text:p>
      <text:p text:style-name="P46"><text:tab/>}</text:p>
      <text:p text:style-name="P46"><text:tab/>close(client_fd);</text:p>
      <text:p text:style-name="P46">}</text:p>
      <text:p text:style-name="P27">Output</text:p>
      <text:p text:style-name="P46"/>
      <text:p text:style-name="P27">TCP</text:p>
      <text:p text:style-name="P27">server.c</text:p>
      <text:p text:style-name="P46">suraj@SURA:~/Desktop/NP LAB/exp5(a)$ gcc server.c</text:p>
      <text:p text:style-name="P46">suraj@SURA:~/Desktop/NP LAB/exp5(a)$ ./a.out</text:p>
      <text:p text:style-name="P46">Enter 1 for TCP</text:p>
      <text:p text:style-name="P46">Enter 2 for UDP</text:p>
      <text:p text:style-name="P46"><text:soft-page-break/>1</text:p>
      <text:p text:style-name="P46">TCP Server</text:p>
      <text:p text:style-name="P46">Client socket created.</text:p>
      <text:p text:style-name="P46">Socket binded</text:p>
      <text:p text:style-name="P46">Server listening</text:p>
      <text:p text:style-name="P46">Connected to client 1</text:p>
      <text:p text:style-name="P46">Connected to client 2</text:p>
      <text:p text:style-name="P46">Received string from client 1</text:p>
      <text:p text:style-name="P46">Reversed string sent to client 2</text:p>
      <text:p text:style-name="P46"/>
      <text:p text:style-name="P27">client1.c</text:p>
      <text:p text:style-name="P46">suraj@SURA:~/Desktop/NP LAB/exp5(a)$ gcc client1.c</text:p>
      <text:p text:style-name="P46">suraj@SURA:~/Desktop/NP LAB/exp5(a)$ ./a.out</text:p>
      <text:p text:style-name="P46">Enter 1 for TCP</text:p>
      <text:p text:style-name="P46">Enter 2 for UDP</text:p>
      <text:p text:style-name="P46">1</text:p>
      <text:p text:style-name="P46">TCP Client</text:p>
      <text:p text:style-name="P46">Client socket created.</text:p>
      <text:p text:style-name="P46">Connection established</text:p>
      <text:p text:style-name="P46">Enter the string: suraj</text:p>
      <text:p text:style-name="P46">String sent</text:p>
      <text:p text:style-name="P46"/>
      <text:p text:style-name="P27">client2.c</text:p>
      <text:p text:style-name="P46">suraj@SURA:~/Desktop/NP LAB/exp5(a)$ gcc client2.c</text:p>
      <text:p text:style-name="P46">suraj@SURA:~/Desktop/NP LAB/exp5(a)$ ./a.out</text:p>
      <text:p text:style-name="P46">Enter 1 for TCP</text:p>
      <text:p text:style-name="P46">Enter 2 for UDP</text:p>
      <text:p text:style-name="P46">1</text:p>
      <text:p text:style-name="P46">TCP Client</text:p>
      <text:p text:style-name="P46">Client socket created.</text:p>
      <text:p text:style-name="P46">Connection established</text:p>
      <text:p text:style-name="P46">Reversed string received:jarus</text:p>
      <text:p text:style-name="P46"/>
      <text:p text:style-name="P27">UDP</text:p>
      <text:p text:style-name="P28">server.c</text:p>
      <text:p text:style-name="P46">suraj@SURA:~/Desktop/NP LAB/exp5(a)$ gcc server.c</text:p>
      <text:p text:style-name="P46">suraj@SURA:~/Desktop/NP LAB/exp5(a)$ ./a.out</text:p>
      <text:p text:style-name="P46">Enter 1 for TCP</text:p>
      <text:p text:style-name="P46">Enter 2 for UDP</text:p>
      <text:p text:style-name="P46">2</text:p>
      <text:p text:style-name="P46">UDP Server</text:p>
      <text:p text:style-name="P46">Client socket created.</text:p>
      <text:p text:style-name="P46">Socket binded</text:p>
      <text:p text:style-name="P46">Received string from client 1</text:p>
      <text:p text:style-name="P46">Reversed string sent to client 2.</text:p>
      <text:p text:style-name="P46"><text:soft-page-break/></text:p>
      <text:p text:style-name="P28">client1.c</text:p>
      <text:p text:style-name="P46">suraj@SURA:~/Desktop/NP LAB/exp5(a)$ gcc client1.c</text:p>
      <text:p text:style-name="P46">suraj@SURA:~/Desktop/NP LAB/exp5(a)$ ./a.out</text:p>
      <text:p text:style-name="P46">Enter 1 for TCP</text:p>
      <text:p text:style-name="P46">Enter 2 for UDP</text:p>
      <text:p text:style-name="P46">2</text:p>
      <text:p text:style-name="P46">UDP Client</text:p>
      <text:p text:style-name="P46">Client socket created.</text:p>
      <text:p text:style-name="P46">Enter the string: suraj</text:p>
      <text:p text:style-name="P46">String sent</text:p>
      <text:p text:style-name="P46"><text:line-break/><text:span text:style-name="T4">client2.c</text:span></text:p>
      <text:p text:style-name="P46">suraj@SURA:~/Desktop/NP LAB/exp5(a)$ gcc client2.c</text:p>
      <text:p text:style-name="P46">suraj@SURA:~/Desktop/NP LAB/exp5(a)$ ./a.out</text:p>
      <text:p text:style-name="P46">Enter 1 for TCP</text:p>
      <text:p text:style-name="P46">Enter 2 for UDP</text:p>
      <text:p text:style-name="P46">1</text:p>
      <text:p text:style-name="P46">UDP Client</text:p>
      <text:p text:style-name="P46">Client socket created.</text:p>
      <text:p text:style-name="P46">Connection established</text:p>
      <text:p text:style-name="P46">Reversed string received:jarus</text:p>
      <text:p text:style-name="P40"/>
      <text:p text:style-name="P39"/>
      <text:p text:style-name="P16">/*<text:span text:style-name="T1">S Suraj</text:span></text:p>
      <text:p text:style-name="P5">B21CSA52</text:p>
      <text:p text:style-name="P12">Two client one server system</text:p>
      <text:p text:style-name="P12">Exp No 5.<text:span text:style-name="T5">2</text:span></text:p>
      <text:p text:style-name="P39">*/</text:p>
      <text:p text:style-name="P29"><text:span text:style-name="T5">s</text:span>erver.c</text:p>
      <text:p text:style-name="P48">#include &lt;stdio.h&gt;</text:p>
      <text:p text:style-name="P48">#include &lt;stdlib.h&gt;</text:p>
      <text:p text:style-name="P48">#include &lt;sys/socket.h&gt;</text:p>
      <text:p text:style-name="P48">#include &lt;arpa/inet.h&gt;</text:p>
      <text:p text:style-name="P48">#include &lt;unistd.h&gt;</text:p>
      <text:p text:style-name="P48">#include &lt;string.h&gt;</text:p>
      <text:p text:style-name="P48">int square(int num) {</text:p>
      <text:p text:style-name="P48"><text:tab/>return num * num;</text:p>
      <text:p text:style-name="P48">}</text:p>
      <text:p text:style-name="P48">void main() {</text:p>
      <text:p text:style-name="P48"><text:tab/>int server_fd, client_fd1, client_fd2;</text:p>
      <text:p text:style-name="P48"><text:tab/>struct sockaddr_in address, cli_addr;</text:p>
      <text:p text:style-name="P48"><text:tab/>int opt, addrlen = sizeof(address);</text:p>
      <text:p text:style-name="P48"><text:tab/>int num;</text:p>
      <text:p text:style-name="P48"><text:tab/>printf("Enter 1 for TCP\n");</text:p>
      <text:p text:style-name="P48"><text:tab/>printf("Enter 2 for UDP\n");</text:p>
      <text:p text:style-name="P48"><text:tab/>scanf("%d", &amp;opt);</text:p>
      <text:p text:style-name="P48"><text:tab/>if(opt == 1)</text:p>
      <text:p text:style-name="P48"><text:tab/><text:tab/>printf("TCP Server\n");</text:p>
      <text:p text:style-name="P48"><text:tab/>else if(opt == 2)</text:p>
      <text:p text:style-name="P48"><text:tab/><text:tab/>printf("UDP Server\n");</text:p>
      <text:p text:style-name="P48"><text:tab/>else {</text:p>
      <text:p text:style-name="P48"><text:tab/><text:tab/>printf("Invalid input!\n");</text:p>
      <text:p text:style-name="P48"><text:tab/><text:tab/>exit(1);</text:p>
      <text:p text:style-name="P48"><text:tab/>}</text:p>
      <text:p text:style-name="P48"><text:tab/>if(opt == 1) </text:p>
      <text:p text:style-name="P48"><text:tab/>{</text:p>
      <text:p text:style-name="P48"><text:tab/><text:tab/>server_fd = socket(AF_INET, SOCK_STREAM, 0);</text:p>
      <text:p text:style-name="P48"><text:tab/><text:tab/>if(server_fd &lt; 0) {</text:p>
      <text:p text:style-name="P48"><text:tab/><text:tab/><text:tab/>printf("Socket not created\n");</text:p>
      <text:p text:style-name="P48"><text:tab/><text:tab/><text:tab/>exit(1);</text:p>
      <text:p text:style-name="P48"><text:tab/><text:tab/>} </text:p>
      <text:p text:style-name="P48"><text:tab/><text:tab/>printf("Client socket created.\n");</text:p>
      <text:p text:style-name="P48"><text:tab/>} </text:p>
      <text:p text:style-name="P48"><text:tab/>else </text:p>
      <text:p text:style-name="P48"><text:tab/>{</text:p>
      <text:p text:style-name="P48"><text:tab/><text:tab/>server_fd = socket(AF_INET, SOCK_DGRAM, 0);</text:p>
      <text:p text:style-name="P48"><text:tab/><text:tab/>if(server_fd &lt; 0) </text:p>
      <text:p text:style-name="P48"><text:tab/><text:tab/>{</text:p>
      <text:p text:style-name="P48"><text:soft-page-break/><text:tab/><text:tab/><text:tab/>printf("Socket not created\n");</text:p>
      <text:p text:style-name="P48"><text:tab/><text:tab/><text:tab/>exit(1);</text:p>
      <text:p text:style-name="P48"><text:tab/><text:tab/>}</text:p>
      <text:p text:style-name="P48"><text:tab/><text:tab/>printf("Client socket created.\n");</text:p>
      <text:p text:style-name="P48"><text:tab/>}</text:p>
      <text:p text:style-name="P48"><text:tab/>address.sin_family = AF_INET;</text:p>
      <text:p text:style-name="P48"><text:tab/>address.sin_addr.s_addr = INADDR_ANY;</text:p>
      <text:p text:style-name="P48"><text:tab/>address.sin_port = htons(5000);</text:p>
      <text:p text:style-name="P48"><text:tab/>if(bind(server_fd, (struct sockaddr*) &amp;address, addrlen) &lt; 0) </text:p>
      <text:p text:style-name="P48"><text:tab/>{</text:p>
      <text:p text:style-name="P48"><text:tab/><text:tab/>printf("Socket binding failed\n");</text:p>
      <text:p text:style-name="P48"><text:tab/><text:tab/>exit(1);</text:p>
      <text:p text:style-name="P48"><text:tab/>} </text:p>
      <text:p text:style-name="P48"><text:tab/>printf("Socket binded\n");</text:p>
      <text:p text:style-name="P48"><text:tab/>if(opt == 1) {</text:p>
      <text:p text:style-name="P48"><text:tab/><text:tab/>if(listen(server_fd, 5) &lt; 0) </text:p>
      <text:p text:style-name="P48"><text:tab/><text:tab/>{</text:p>
      <text:p text:style-name="P48"><text:tab/><text:tab/><text:tab/>printf("Listening failed\n");</text:p>
      <text:p text:style-name="P48"><text:tab/><text:tab/><text:tab/>exit(1);</text:p>
      <text:p text:style-name="P48"><text:tab/><text:tab/>} </text:p>
      <text:p text:style-name="P48"><text:tab/><text:tab/>printf("Server listening\n");</text:p>
      <text:p text:style-name="P48"><text:tab/><text:tab/></text:p>
      <text:p text:style-name="P48"><text:tab/><text:tab/>if((client_fd1 = accept(server_fd, (struct sockaddr*) &amp;address, (socklen_t*) &amp;addrlen)) &lt; 0) </text:p>
      <text:p text:style-name="P48"><text:tab/><text:tab/>{</text:p>
      <text:p text:style-name="P48"><text:tab/><text:tab/><text:tab/>printf("Connection failed\n");</text:p>
      <text:p text:style-name="P48"><text:tab/><text:tab/><text:tab/>exit(1);</text:p>
      <text:p text:style-name="P48"><text:tab/><text:tab/>} </text:p>
      <text:p text:style-name="P48"><text:tab/><text:tab/>printf("Connected to client 1\n");</text:p>
      <text:p text:style-name="P48"><text:tab/>f((client_fd2 = accept(server_fd, (struct sockaddr*) &amp;address, (socklen_t*) &amp;addrlen)) &lt; 0) </text:p>
      <text:p text:style-name="P48"><text:tab/><text:tab/>{</text:p>
      <text:p text:style-name="P48"><text:tab/><text:tab/><text:tab/>printf("Connection failed\n");</text:p>
      <text:p text:style-name="P48"><text:tab/><text:tab/><text:tab/>exit(1);</text:p>
      <text:p text:style-name="P48"><text:tab/><text:tab/>}</text:p>
      <text:p text:style-name="P48"><text:tab/><text:tab/>printf("Connected to client 2\n");</text:p>
      <text:p text:style-name="P48"><text:tab/><text:tab/>if(recv(client_fd1, &amp;num, sizeof(int), 0) &lt; 0) {</text:p>
      <text:p text:style-name="P48"><text:tab/><text:tab/><text:tab/>printf("Receive failed\n");</text:p>
      <text:p text:style-name="P48"><text:tab/><text:tab/><text:tab/>exit(1);</text:p>
      <text:p text:style-name="P48"><text:tab/><text:tab/>} else {</text:p>
      <text:p text:style-name="P48"><text:tab/><text:tab/><text:tab/>printf("Received integer from client 1: %d\n", num);</text:p>
      <text:p text:style-name="P48"><text:tab/><text:tab/>}</text:p>
      <text:p text:style-name="P48"><text:tab/><text:tab/>int result = square(num);</text:p>
      <text:p text:style-name="P48"><text:tab/><text:tab/>if(send(client_fd2, &amp;result, sizeof(int), 0) &lt; 0) {</text:p>
      <text:p text:style-name="P48"><text:tab/><text:tab/><text:tab/>printf("Send failed\n");</text:p>
      <text:p text:style-name="P48"><text:soft-page-break/><text:tab/><text:tab/><text:tab/>exit(1);</text:p>
      <text:p text:style-name="P48"><text:tab/><text:tab/>} else {</text:p>
      <text:p text:style-name="P48"><text:tab/><text:tab/><text:tab/>printf("Squared integer sent to client 2.\n");</text:p>
      <text:p text:style-name="P48"><text:tab/><text:tab/>}</text:p>
      <text:p text:style-name="P48"><text:tab/>} </text:p>
      <text:p text:style-name="P48"><text:tab/>else {</text:p>
      <text:p text:style-name="P48"><text:tab/><text:tab/>int len = sizeof(address);</text:p>
      <text:p text:style-name="P48"><text:tab/><text:tab/>int len1 = sizeof(cli_addr);</text:p>
      <text:p text:style-name="P48"><text:tab/><text:tab/></text:p>
      <text:p text:style-name="P48"><text:tab/><text:tab/>cli_addr.sin_port = htons(5001);</text:p>
      <text:p text:style-name="P48"><text:tab/><text:tab/></text:p>
      <text:p text:style-name="P48"><text:tab/><text:tab/>if(recvfrom(server_fd, &amp;num, sizeof(int), 0, (struct sockaddr*) &amp;address, &amp;len) &lt; 0) {</text:p>
      <text:p text:style-name="P48"><text:tab/><text:tab/><text:tab/>printf("Receive failed!\n");</text:p>
      <text:p text:style-name="P48"><text:tab/><text:tab/><text:tab/>exit(1);</text:p>
      <text:p text:style-name="P48"><text:tab/><text:tab/>} </text:p>
      <text:p text:style-name="P48"><text:tab/><text:tab/>printf("Received integer from client 1: %d\n", num);</text:p>
      <text:p text:style-name="P48"><text:tab/><text:tab/>int result = square(num);</text:p>
      <text:p text:style-name="P48"><text:tab/><text:tab/>if(sendto(server_fd, &amp;result, sizeof(int), 0, (struct sockaddr*) &amp;cli_addr, len1) &lt; 0) {</text:p>
      <text:p text:style-name="P48"><text:tab/><text:tab/><text:tab/>printf("Send failed!\n");</text:p>
      <text:p text:style-name="P48"><text:tab/><text:tab/><text:tab/>exit(1);</text:p>
      <text:p text:style-name="P48"><text:tab/><text:tab/>} </text:p>
      <text:p text:style-name="P48"><text:tab/><text:tab/>printf("Squared integer sent to client 2.\n");</text:p>
      <text:p text:style-name="P48"><text:tab/><text:tab/></text:p>
      <text:p text:style-name="P48"><text:tab/>}</text:p>
      <text:p text:style-name="P48"><text:tab/>close(server_fd);</text:p>
      <text:p text:style-name="P48"><text:tab/>close(client_fd1);</text:p>
      <text:p text:style-name="P48"><text:tab/>close(client_fd2);</text:p>
      <text:p text:style-name="P48">}</text:p>
      <text:p text:style-name="P48"/>
      <text:p text:style-name="P29">client1.c</text:p>
      <text:p text:style-name="P48">#include &lt;stdio.h&gt;</text:p>
      <text:p text:style-name="P48">#include &lt;stdlib.h&gt;</text:p>
      <text:p text:style-name="P48">#include &lt;sys/socket.h&gt;</text:p>
      <text:p text:style-name="P48">#include &lt;arpa/inet.h&gt;</text:p>
      <text:p text:style-name="P48">#include &lt;unistd.h&gt;</text:p>
      <text:p text:style-name="P48">#include &lt;string.h&gt;</text:p>
      <text:p text:style-name="P48">void main() {</text:p>
      <text:p text:style-name="P48"><text:tab/>int client_fd;</text:p>
      <text:p text:style-name="P48"><text:tab/>struct sockaddr_in serv_addr;</text:p>
      <text:p text:style-name="P48"><text:tab/>int num, opt;</text:p>
      <text:p text:style-name="P48"><text:tab/>printf("Enter 1 for TCP\n");</text:p>
      <text:p text:style-name="P48"><text:tab/>printf("Enter 2 for UDP\n");</text:p>
      <text:p text:style-name="P48"><text:tab/>scanf("%d", &amp;opt);</text:p>
      <text:p text:style-name="P48"><text:soft-page-break/><text:tab/>if(opt == 1)</text:p>
      <text:p text:style-name="P48"><text:tab/><text:tab/>printf("TCP Client\n");</text:p>
      <text:p text:style-name="P48"><text:tab/>else if(opt == 2)</text:p>
      <text:p text:style-name="P48"><text:tab/><text:tab/>printf("UDP Client\n");</text:p>
      <text:p text:style-name="P48"><text:tab/>else </text:p>
      <text:p text:style-name="P48"><text:tab/>{</text:p>
      <text:p text:style-name="P48"><text:tab/><text:tab/>printf("Invalid input!\n");</text:p>
      <text:p text:style-name="P48"><text:tab/><text:tab/>exit(1);</text:p>
      <text:p text:style-name="P48"><text:tab/>}</text:p>
      <text:p text:style-name="P48"><text:tab/>if(opt == 1) </text:p>
      <text:p text:style-name="P48"><text:tab/>{</text:p>
      <text:p text:style-name="P48"><text:tab/><text:tab/>client_fd = socket(AF_INET, SOCK_STREAM, 0);</text:p>
      <text:p text:style-name="P48"><text:tab/><text:tab/>if(client_fd &lt; 0) {</text:p>
      <text:p text:style-name="P48"><text:tab/><text:tab/><text:tab/>printf("Socket not created\n");</text:p>
      <text:p text:style-name="P48"><text:tab/><text:tab/><text:tab/>exit(1);</text:p>
      <text:p text:style-name="P48"><text:tab/><text:tab/>} </text:p>
      <text:p text:style-name="P48"><text:tab/><text:tab/>printf("Client socket created.\n");</text:p>
      <text:p text:style-name="P48"><text:tab/>} </text:p>
      <text:p text:style-name="P48"><text:tab/>else </text:p>
      <text:p text:style-name="P48"><text:tab/>{</text:p>
      <text:p text:style-name="P48"><text:tab/><text:tab/>client_fd = socket(AF_INET, SOCK_DGRAM, 0);</text:p>
      <text:p text:style-name="P48"><text:tab/><text:tab/>if( client_fd &lt; 0) </text:p>
      <text:p text:style-name="P48"><text:tab/><text:tab/>{</text:p>
      <text:p text:style-name="P48"><text:tab/><text:tab/><text:tab/>printf("Socket not created\n");</text:p>
      <text:p text:style-name="P48"><text:tab/><text:tab/><text:tab/>exit(1);</text:p>
      <text:p text:style-name="P48"><text:tab/><text:tab/>}</text:p>
      <text:p text:style-name="P48"><text:tab/><text:tab/>printf("Client socket created.\n");</text:p>
      <text:p text:style-name="P48"><text:tab/>}</text:p>
      <text:p text:style-name="P48"><text:tab/>serv_addr.sin_family = AF_INET;</text:p>
      <text:p text:style-name="P48"><text:tab/>serv_addr.sin_addr.s_addr = inet_addr("127.0.0.1");</text:p>
      <text:p text:style-name="P48"><text:tab/>serv_addr.sin_port = htons(5000);</text:p>
      <text:p text:style-name="P48"><text:tab/>if(opt == 1) {</text:p>
      <text:p text:style-name="P48"><text:tab/><text:tab/>int status=connect(client_fd, (struct sockaddr*) &amp;serv_addr, sizeof(serv_addr));</text:p>
      <text:p text:style-name="P48"><text:tab/><text:tab/>if( status &lt; 0) </text:p>
      <text:p text:style-name="P48"><text:tab/><text:tab/>{</text:p>
      <text:p text:style-name="P48"><text:tab/><text:tab/><text:tab/>printf("Connection failed\n");</text:p>
      <text:p text:style-name="P48"><text:tab/><text:tab/><text:tab/>exit(1);</text:p>
      <text:p text:style-name="P48"><text:tab/><text:tab/>} </text:p>
      <text:p text:style-name="P48"><text:tab/><text:tab/>printf("Connection established\n");</text:p>
      <text:p text:style-name="P48"><text:tab/>}</text:p>
      <text:p text:style-name="P48"><text:tab/>printf("Enter integer: ");</text:p>
      <text:p text:style-name="P48"><text:tab/>scanf("%d", &amp;num);</text:p>
      <text:p text:style-name="P48"><text:tab/>if(opt == 1) {</text:p>
      <text:p text:style-name="P48"><text:tab/><text:tab/>if(send(client_fd, &amp;num, sizeof(int), 0) &lt; 0) {</text:p>
      <text:p text:style-name="P48"><text:soft-page-break/><text:tab/><text:tab/><text:tab/>printf("Send failed!\n");</text:p>
      <text:p text:style-name="P48"><text:tab/><text:tab/><text:tab/>exit(1);</text:p>
      <text:p text:style-name="P48"><text:tab/><text:tab/>} else {</text:p>
      <text:p text:style-name="P48"><text:tab/><text:tab/><text:tab/>printf("Integer sent\n");</text:p>
      <text:p text:style-name="P48"><text:tab/><text:tab/>}</text:p>
      <text:p text:style-name="P48"><text:tab/>} else {</text:p>
      <text:p text:style-name="P48"><text:tab/><text:tab/>if(sendto(client_fd, &amp;num, sizeof(int), 0, (struct sockaddr*) &amp;serv_addr, sizeof(serv_addr)) &lt; 0) {</text:p>
      <text:p text:style-name="P48"><text:tab/><text:tab/><text:tab/>printf("Send failed!\n");</text:p>
      <text:p text:style-name="P48"><text:tab/><text:tab/><text:tab/>exit(1);</text:p>
      <text:p text:style-name="P48"><text:tab/><text:tab/>} else {</text:p>
      <text:p text:style-name="P48"><text:tab/><text:tab/><text:tab/>printf("Integer sent\n");</text:p>
      <text:p text:style-name="P48"><text:tab/><text:tab/>}</text:p>
      <text:p text:style-name="P48"><text:tab/>}</text:p>
      <text:p text:style-name="P48"><text:tab/></text:p>
      <text:p text:style-name="P48"><text:tab/>close(client_fd);</text:p>
      <text:p text:style-name="P48">}</text:p>
      <text:p text:style-name="P29"/>
      <text:p text:style-name="P29">client2.c</text:p>
      <text:p text:style-name="P48">#include &lt;stdio.h&gt;</text:p>
      <text:p text:style-name="P48">#include &lt;stdlib.h&gt;</text:p>
      <text:p text:style-name="P48">#include &lt;sys/socket.h&gt;</text:p>
      <text:p text:style-name="P48">#include &lt;arpa/inet.h&gt;</text:p>
      <text:p text:style-name="P48">#include &lt;unistd.h&gt;</text:p>
      <text:p text:style-name="P48">#include &lt;string.h&gt;</text:p>
      <text:p text:style-name="P48">void main() {</text:p>
      <text:p text:style-name="P48"><text:tab/>int client_fd;</text:p>
      <text:p text:style-name="P48"><text:tab/>struct sockaddr_in serv_addr,cli_addr;</text:p>
      <text:p text:style-name="P48"><text:tab/>int num, opt, len = sizeof(serv_addr);</text:p>
      <text:p text:style-name="P48"><text:tab/></text:p>
      <text:p text:style-name="P48"><text:tab/>printf("Enter 1 for TCP\n");</text:p>
      <text:p text:style-name="P48"><text:tab/>printf("Enter 2 for UDP\n");</text:p>
      <text:p text:style-name="P48"><text:tab/>scanf("%d", &amp;opt);</text:p>
      <text:p text:style-name="P48"><text:tab/></text:p>
      <text:p text:style-name="P48"><text:tab/>if(opt == 1)</text:p>
      <text:p text:style-name="P48"><text:tab/><text:tab/>printf("TCP Client\n");</text:p>
      <text:p text:style-name="P48"><text:tab/>else if(opt == 2)</text:p>
      <text:p text:style-name="P48"><text:tab/><text:tab/>printf("UDP Client\n");</text:p>
      <text:p text:style-name="P48"><text:tab/>else </text:p>
      <text:p text:style-name="P48"><text:tab/>{</text:p>
      <text:p text:style-name="P48"><text:tab/><text:tab/>printf("Invalid input!\n");</text:p>
      <text:p text:style-name="P48"><text:tab/><text:tab/>exit(1);</text:p>
      <text:p text:style-name="P48"><text:tab/>}</text:p>
      <text:p text:style-name="P48"><text:tab/>if(opt == 1) </text:p>
      <text:p text:style-name="P48"><text:tab/>{</text:p>
      <text:p text:style-name="P48"><text:soft-page-break/><text:tab/><text:tab/>client_fd = socket(AF_INET, SOCK_STREAM, 0);</text:p>
      <text:p text:style-name="P48"><text:tab/><text:tab/>if(client_fd &lt; 0) {</text:p>
      <text:p text:style-name="P48"><text:tab/><text:tab/><text:tab/>printf("Socket not created\n");</text:p>
      <text:p text:style-name="P48"><text:tab/><text:tab/><text:tab/>exit(1);</text:p>
      <text:p text:style-name="P48"><text:tab/><text:tab/>} </text:p>
      <text:p text:style-name="P48"><text:tab/><text:tab/>printf("Client socket created.\n");</text:p>
      <text:p text:style-name="P48"><text:tab/>} <text:s/></text:p>
      <text:p text:style-name="P48"><text:tab/>else </text:p>
      <text:p text:style-name="P48"><text:tab/>{</text:p>
      <text:p text:style-name="P48"><text:tab/><text:tab/>client_fd = socket(AF_INET, SOCK_DGRAM, 0);</text:p>
      <text:p text:style-name="P48"><text:tab/><text:tab/>if( client_fd &lt; 0) </text:p>
      <text:p text:style-name="P48"><text:tab/><text:tab/>{</text:p>
      <text:p text:style-name="P48"><text:tab/><text:tab/><text:tab/>printf("Socket not created\n");</text:p>
      <text:p text:style-name="P48"><text:tab/><text:tab/><text:tab/>exit(1);</text:p>
      <text:p text:style-name="P48"><text:tab/><text:tab/>}</text:p>
      <text:p text:style-name="P48"><text:tab/><text:tab/>printf("Client socket created.\n");</text:p>
      <text:p text:style-name="P48"><text:tab/>}</text:p>
      <text:p text:style-name="P48"><text:tab/>serv_addr.sin_family = AF_INET;</text:p>
      <text:p text:style-name="P48"><text:tab/>serv_addr.sin_addr.s_addr = inet_addr("127.0.0.1");</text:p>
      <text:p text:style-name="P48"><text:tab/>serv_addr.sin_port = htons(5000);</text:p>
      <text:p text:style-name="P48"><text:tab/>cli_addr.sin_family = AF_INET;</text:p>
      <text:p text:style-name="P48"><text:tab/>cli_addr.sin_addr.s_addr = inet_addr("127.0.0.1");</text:p>
      <text:p text:style-name="P48"><text:tab/>cli_addr.sin_port = htons(5001);</text:p>
      <text:p text:style-name="P48"><text:tab/>if(opt == 1) {</text:p>
      <text:p text:style-name="P48"><text:tab/><text:tab/>int status=connect(client_fd, (struct sockaddr*) &amp;serv_addr, sizeof(serv_addr));</text:p>
      <text:p text:style-name="P48"><text:tab/><text:tab/>if( status &lt; 0) </text:p>
      <text:p text:style-name="P48"><text:tab/><text:tab/>{</text:p>
      <text:p text:style-name="P48"><text:tab/><text:tab/><text:tab/>printf("Connection failed\n");</text:p>
      <text:p text:style-name="P48"><text:tab/><text:tab/><text:tab/>exit(1);</text:p>
      <text:p text:style-name="P48"><text:tab/><text:tab/>} </text:p>
      <text:p text:style-name="P48"><text:tab/><text:tab/>printf("Connection established\n");</text:p>
      <text:p text:style-name="P48"><text:tab/>}</text:p>
      <text:p text:style-name="P48"><text:tab/>if(opt == 1) {</text:p>
      <text:p text:style-name="P48"><text:tab/><text:tab/>if(recv(client_fd, &amp;num, sizeof(int), 0) &lt; 0) {</text:p>
      <text:p text:style-name="P48"><text:tab/><text:tab/><text:tab/>printf("Receive failed\n");</text:p>
      <text:p text:style-name="P48"><text:tab/><text:tab/><text:tab/>exit(1);</text:p>
      <text:p text:style-name="P48"><text:tab/><text:tab/>}</text:p>
      <text:p text:style-name="P48"><text:tab/><text:tab/><text:tab/>printf("Squared number received: %d\n", num);</text:p>
      <text:p text:style-name="P48"><text:tab/><text:tab/></text:p>
      <text:p text:style-name="P48"><text:tab/>} </text:p>
      <text:p text:style-name="P48"><text:tab/>else {</text:p>
      <text:p text:style-name="P48"><text:tab/><text:tab/>if(bind(client_fd, (struct sockaddr*) &amp;cli_addr, sizeof(cli_addr)) &lt; 0) {</text:p>
      <text:p text:style-name="P48"><text:tab/><text:tab/><text:tab/>printf("Socket binding failed\n");</text:p>
      <text:p text:style-name="P48"><text:tab/><text:tab/><text:tab/>exit(1);</text:p>
      <text:p text:style-name="P48"><text:soft-page-break/><text:tab/><text:tab/>} </text:p>
      <text:p text:style-name="P48"><text:tab/><text:tab/>printf("Socket binded.\n");</text:p>
      <text:p text:style-name="P48"><text:tab/><text:tab/>if(recvfrom(client_fd, &amp;num, sizeof(int), 0, (struct sockaddr*) &amp;serv_addr, &amp;len) &lt; 0) {</text:p>
      <text:p text:style-name="P48"><text:tab/><text:tab/><text:tab/>printf("Receive failed!\n");</text:p>
      <text:p text:style-name="P48"><text:tab/><text:tab/><text:tab/>exit(1);</text:p>
      <text:p text:style-name="P48"><text:tab/><text:tab/>} </text:p>
      <text:p text:style-name="P48"><text:tab/><text:tab/>printf("Squared number received: %d\n", num);</text:p>
      <text:p text:style-name="P48"><text:tab/><text:tab/></text:p>
      <text:p text:style-name="P48"><text:tab/>}</text:p>
      <text:p text:style-name="P48"><text:tab/>close(client_fd);</text:p>
      <text:p text:style-name="P48">}</text:p>
      <text:p text:style-name="P48"/>
      <text:p text:style-name="P29">Output:</text:p>
      <text:p text:style-name="P29"/>
      <text:p text:style-name="P48"><text:span text:style-name="T3">TDP</text:span><text:line-break/><text:span text:style-name="T3">server.c</text:span></text:p>
      <text:p text:style-name="P48">suraj@SURA:~/Desktop/NP LAB/exp5(b)$ gcc server.c</text:p>
      <text:p text:style-name="P48">suraj@SURA:~/Desktop/NP LAB/exp5(b)$ ./a.out</text:p>
      <text:p text:style-name="P48">Enter 1 for TCP</text:p>
      <text:p text:style-name="P48">Enter 2 for UDP</text:p>
      <text:p text:style-name="P48">1</text:p>
      <text:p text:style-name="P48">TCP Server</text:p>
      <text:p text:style-name="P48">Client socket created.</text:p>
      <text:p text:style-name="P48">Socket binded</text:p>
      <text:p text:style-name="P48">Server listening</text:p>
      <text:p text:style-name="P48">Connected to client 1</text:p>
      <text:p text:style-name="P48">Connected to client 2</text:p>
      <text:p text:style-name="P48">Received integer from client 1: 10</text:p>
      <text:p text:style-name="P48">Squared integer sent to client 2.</text:p>
      <text:p text:style-name="P47"/>
      <text:p text:style-name="P29">client1.c</text:p>
      <text:p text:style-name="P48">suraj@SURA:~/Desktop/NP LAB/exp5(b)$ gcc client1.c</text:p>
      <text:p text:style-name="P48">suraj@SURA:~/Desktop/NP LAB/exp5(b)$ ./a.out</text:p>
      <text:p text:style-name="P48">Enter 1 for TCP</text:p>
      <text:p text:style-name="P48">Enter 2 for UDP</text:p>
      <text:p text:style-name="P48">1</text:p>
      <text:p text:style-name="P48">TCP Client</text:p>
      <text:p text:style-name="P48">Client socket created.</text:p>
      <text:p text:style-name="P48">Connection established</text:p>
      <text:p text:style-name="P48">Enter integer: 10</text:p>
      <text:p text:style-name="P48">Integer sent</text:p>
      <text:p text:style-name="P48"/>
      <text:p text:style-name="P29">client2.c</text:p>
      <text:p text:style-name="P48">suraj@SURA:~/Desktop/NP LAB/exp5(b)$ gcc client2.c</text:p>
      <text:p text:style-name="P48"><text:soft-page-break/>suraj@SURA:~/Desktop/NP LAB/exp5(b)$ ./a.out</text:p>
      <text:p text:style-name="P48">Enter 1 for TCP</text:p>
      <text:p text:style-name="P48">Enter 2 for UDP</text:p>
      <text:p text:style-name="P48">1</text:p>
      <text:p text:style-name="P48">TCP Client</text:p>
      <text:p text:style-name="P48">Client socket created.</text:p>
      <text:p text:style-name="P48">Connection established</text:p>
      <text:p text:style-name="P48">Squared number received: 100</text:p>
      <text:p text:style-name="P48"/>
      <text:p text:style-name="P29">UDP</text:p>
      <text:p text:style-name="P29">server.c</text:p>
      <text:p text:style-name="P48">suraj@SURA:~/Desktop/NP LAB/exp5(b)$ gcc server.c</text:p>
      <text:p text:style-name="P48">suraj@SURA:~/Desktop/NP LAB/exp5(b)$ ./a.out</text:p>
      <text:p text:style-name="P48">Enter 1 for TCP</text:p>
      <text:p text:style-name="P48">Enter 2 for UDP</text:p>
      <text:p text:style-name="P48">2</text:p>
      <text:p text:style-name="P48">UDP Server</text:p>
      <text:p text:style-name="P48">Client socket created.</text:p>
      <text:p text:style-name="P48">Socket binded</text:p>
      <text:p text:style-name="P48">Received integer from client 1: 10</text:p>
      <text:p text:style-name="P48">Squared integer sent to client 2</text:p>
      <text:p text:style-name="P48"/>
      <text:p text:style-name="P29">client1.c</text:p>
      <text:p text:style-name="P48">suraj@SURA:~/Desktop/NP LAB/exp5(b)$ gcc client1.c</text:p>
      <text:p text:style-name="P48">suraj@SURA:~/Desktop/NP LAB/exp5(b)$ ./a.out</text:p>
      <text:p text:style-name="P48">Enter 1 for TCP</text:p>
      <text:p text:style-name="P48">Enter 2 for UDP</text:p>
      <text:p text:style-name="P48">2</text:p>
      <text:p text:style-name="P48">UDP Client</text:p>
      <text:p text:style-name="P48">Client socket created.</text:p>
      <text:p text:style-name="P48">Enter integer: 10</text:p>
      <text:p text:style-name="P48">Integer sent</text:p>
      <text:p text:style-name="P48"/>
      <text:p text:style-name="P29">client2.c</text:p>
      <text:p text:style-name="P48">suraj@SURA:~/Desktop/NP LAB/exp5(b)$ gcc client2.c</text:p>
      <text:p text:style-name="P48">suraj@SURA:~/Desktop/NP LAB/exp5(b)$ ./a.out</text:p>
      <text:p text:style-name="P48">Enter 1 for TCP</text:p>
      <text:p text:style-name="P48">Enter 2 for UDP</text:p>
      <text:p text:style-name="P48">2</text:p>
      <text:p text:style-name="P48">UDP Client</text:p>
      <text:p text:style-name="P48">Client socket created.</text:p>
      <text:p text:style-name="P48">Socket binded.</text:p>
      <text:p text:style-name="P48">Squared number received: 100</text:p>
      <text:p text:style-name="P17">/*<text:span text:style-name="T1">S Suraj</text:span></text:p>
      <text:p text:style-name="P6">B21CSA52</text:p>
      <text:p text:style-name="P13">Two client one server system</text:p>
      <text:p text:style-name="P13">Exp No 5.<text:span text:style-name="T6">3</text:span></text:p>
      <text:p text:style-name="P41">*/</text:p>
      <text:p text:style-name="P30"><text:span text:style-name="T6">s</text:span>erver.c</text:p>
      <text:p text:style-name="P49">#include &lt;stdio.h&gt;</text:p>
      <text:p text:style-name="P49">#include &lt;stdlib.h&gt;</text:p>
      <text:p text:style-name="P49">#include &lt;sys/socket.h&gt;</text:p>
      <text:p text:style-name="P49">#include &lt;arpa/inet.h&gt;</text:p>
      <text:p text:style-name="P49">#include &lt;unistd.h&gt;</text:p>
      <text:p text:style-name="P49">#include &lt;string.h&gt;</text:p>
      <text:p text:style-name="P49">#include &lt;math.h&gt;</text:p>
      <text:p text:style-name="P49">void main() {</text:p>
      <text:p text:style-name="P49"><text:tab/>int server_fd, client_fd1, client_fd2;</text:p>
      <text:p text:style-name="P49"><text:tab/>struct sockaddr_in address, cli_addr;</text:p>
      <text:p text:style-name="P49"><text:tab/>int opt, addrlen = sizeof(address);</text:p>
      <text:p text:style-name="P49"><text:tab/>float num;</text:p>
      <text:p text:style-name="P49"><text:tab/>printf("Enter 1 for TCP\n");</text:p>
      <text:p text:style-name="P49"><text:tab/>printf("Enter 2 for UDP\n");</text:p>
      <text:p text:style-name="P49"><text:tab/>scanf("%d", &amp;opt);</text:p>
      <text:p text:style-name="P49"><text:tab/>if(opt == 1)</text:p>
      <text:p text:style-name="P49"><text:tab/><text:tab/>printf("TCP Server\n");</text:p>
      <text:p text:style-name="P49"><text:tab/>else if(opt == 2)</text:p>
      <text:p text:style-name="P49"><text:tab/><text:tab/>printf("UDP Server\n");</text:p>
      <text:p text:style-name="P49"><text:tab/>else {</text:p>
      <text:p text:style-name="P49"><text:tab/><text:tab/>printf("Invalid input!\n");</text:p>
      <text:p text:style-name="P49"><text:tab/><text:tab/>exit(1);</text:p>
      <text:p text:style-name="P49"><text:tab/>}</text:p>
      <text:p text:style-name="P49"><text:tab/>if(opt == 1) </text:p>
      <text:p text:style-name="P49"><text:tab/>{</text:p>
      <text:p text:style-name="P49"><text:tab/><text:tab/>server_fd = socket(AF_INET, SOCK_STREAM, 0);</text:p>
      <text:p text:style-name="P49"><text:tab/><text:tab/>if(server_fd &lt; 0) {</text:p>
      <text:p text:style-name="P49"><text:tab/><text:tab/><text:tab/>printf("Socket not created\n");</text:p>
      <text:p text:style-name="P49"><text:tab/><text:tab/><text:tab/>exit(1);</text:p>
      <text:p text:style-name="P49"><text:tab/><text:tab/>} </text:p>
      <text:p text:style-name="P49"><text:tab/><text:tab/>printf("Client socket created.\n");</text:p>
      <text:p text:style-name="P49"><text:tab/>} </text:p>
      <text:p text:style-name="P49"><text:tab/>else </text:p>
      <text:p text:style-name="P49"><text:tab/>{</text:p>
      <text:p text:style-name="P49"><text:tab/><text:tab/>server_fd = socket(AF_INET, SOCK_DGRAM, 0);</text:p>
      <text:p text:style-name="P49"><text:tab/><text:tab/>if(server_fd &lt; 0) </text:p>
      <text:p text:style-name="P49"><text:tab/><text:tab/>{</text:p>
      <text:p text:style-name="P49"><text:tab/><text:tab/><text:tab/>printf("Socket not created\n");</text:p>
      <text:p text:style-name="P49"><text:tab/><text:tab/><text:tab/>exit(1);</text:p>
      <text:p text:style-name="P49"><text:soft-page-break/><text:tab/><text:tab/>}</text:p>
      <text:p text:style-name="P49"><text:tab/><text:tab/>printf("Client socket created.\n");</text:p>
      <text:p text:style-name="P49"><text:tab/>}</text:p>
      <text:p text:style-name="P49"><text:tab/>address.sin_family = AF_INET;</text:p>
      <text:p text:style-name="P49"><text:tab/>address.sin_addr.s_addr = INADDR_ANY;</text:p>
      <text:p text:style-name="P49"><text:tab/>address.sin_port = htons(5000);</text:p>
      <text:p text:style-name="P49"><text:tab/>if(bind(server_fd, (struct sockaddr*) &amp;address, addrlen) &lt; 0) </text:p>
      <text:p text:style-name="P49"><text:tab/>{</text:p>
      <text:p text:style-name="P49"><text:tab/><text:tab/>printf("Socket binding failed\n");</text:p>
      <text:p text:style-name="P49"><text:tab/><text:tab/>exit(1);</text:p>
      <text:p text:style-name="P49"><text:tab/>} </text:p>
      <text:p text:style-name="P49"><text:tab/>printf("Socket binded\n");</text:p>
      <text:p text:style-name="P49"><text:tab/>if(opt == 1) {</text:p>
      <text:p text:style-name="P49"><text:tab/><text:tab/>if(listen(server_fd, 5) &lt; 0) </text:p>
      <text:p text:style-name="P49"><text:tab/><text:tab/>{</text:p>
      <text:p text:style-name="P49"><text:tab/><text:tab/><text:tab/>printf("Listening failed\n");</text:p>
      <text:p text:style-name="P49"><text:tab/><text:tab/><text:tab/>exit(1);</text:p>
      <text:p text:style-name="P49"><text:tab/><text:tab/>} </text:p>
      <text:p text:style-name="P49"><text:tab/><text:tab/>printf("Server listening\n");</text:p>
      <text:p text:style-name="P49"><text:tab/><text:tab/>if((client_fd1 = accept(server_fd, (struct sockaddr*) &amp;address, (socklen_t*) &amp;addrlen)) &lt; 0) </text:p>
      <text:p text:style-name="P49"><text:tab/><text:tab/>{</text:p>
      <text:p text:style-name="P49"><text:tab/><text:tab/><text:tab/>printf("Connection failed\n");</text:p>
      <text:p text:style-name="P49"><text:tab/><text:tab/><text:tab/>exit(1);</text:p>
      <text:p text:style-name="P49"><text:tab/><text:tab/>} </text:p>
      <text:p text:style-name="P49"><text:tab/><text:tab/>printf("Connected to client 1\n");</text:p>
      <text:p text:style-name="P49"><text:tab/>if((client_fd2 = accept(server_fd, (struct sockaddr*) &amp;address, (socklen_t*) &amp;addrlen)) &lt; 0) </text:p>
      <text:p text:style-name="P49"><text:tab/><text:tab/>{</text:p>
      <text:p text:style-name="P49"><text:tab/><text:tab/><text:tab/>printf("Connection failed\n");</text:p>
      <text:p text:style-name="P49"><text:tab/><text:tab/><text:tab/>exit(1);</text:p>
      <text:p text:style-name="P49"><text:tab/><text:tab/>}</text:p>
      <text:p text:style-name="P49"><text:tab/><text:tab/>printf("Connected to client 2\n");</text:p>
      <text:p text:style-name="P49"><text:tab/><text:tab/></text:p>
      <text:p text:style-name="P49"><text:tab/><text:tab/>if(recv(client_fd1, &amp;num, sizeof(float), 0) &lt; 0) {</text:p>
      <text:p text:style-name="P49"><text:tab/><text:tab/><text:tab/>printf("Receive failed\n");</text:p>
      <text:p text:style-name="P49"><text:tab/><text:tab/><text:tab/>exit(1);</text:p>
      <text:p text:style-name="P49"><text:tab/><text:tab/>} </text:p>
      <text:p text:style-name="P49"><text:tab/><text:tab/>printf("Received float value from client 1: %.2f\n", num);</text:p>
      <text:p text:style-name="P49"><text:tab/><text:tab/></text:p>
      <text:p text:style-name="P49"><text:tab/><text:tab/></text:p>
      <text:p text:style-name="P49"><text:tab/><text:tab/>float res = pow(num, 1.5);</text:p>
      <text:p text:style-name="P49"><text:tab/><text:tab/>//float res = sqrt(num*num*num);</text:p>
      <text:p text:style-name="P49"><text:tab/><text:tab/></text:p>
      <text:p text:style-name="P49"><text:tab/><text:tab/>if(send(client_fd2, &amp;res, sizeof(float), 0) &lt; 0) {</text:p>
      <text:p text:style-name="P49"><text:soft-page-break/><text:tab/><text:tab/><text:tab/>printf("Send failed\n");</text:p>
      <text:p text:style-name="P49"><text:tab/><text:tab/><text:tab/>exit(1);</text:p>
      <text:p text:style-name="P49"><text:tab/><text:tab/>} else {</text:p>
      <text:p text:style-name="P49"><text:tab/><text:tab/><text:tab/>printf("%.2f^1.5 = %.4f sent to client 2\n", num, res);</text:p>
      <text:p text:style-name="P49"><text:tab/><text:tab/>}</text:p>
      <text:p text:style-name="P49"><text:tab/>} </text:p>
      <text:p text:style-name="P49"><text:tab/>else {</text:p>
      <text:p text:style-name="P49"><text:tab/><text:tab/>int len = sizeof(address);</text:p>
      <text:p text:style-name="P49"><text:tab/><text:tab/>int len1 = sizeof(cli_addr);</text:p>
      <text:p text:style-name="P49"><text:tab/><text:tab/>cli_addr.sin_port = htons(5001);</text:p>
      <text:p text:style-name="P49"><text:tab/><text:tab/>if(recvfrom(server_fd, &amp;num, sizeof(float), 0, (struct sockaddr*) &amp;address, &amp;len) &lt; 0) {</text:p>
      <text:p text:style-name="P49"><text:tab/><text:tab/><text:tab/>printf("Receive failed\n");</text:p>
      <text:p text:style-name="P49"><text:tab/><text:tab/><text:tab/>exit(1);</text:p>
      <text:p text:style-name="P49"><text:tab/><text:tab/>} else {</text:p>
      <text:p text:style-name="P49"><text:tab/><text:tab/><text:tab/>printf("Received float value from client 1: %.2f\n", num);</text:p>
      <text:p text:style-name="P49"><text:tab/><text:tab/>}</text:p>
      <text:p text:style-name="P49"><text:tab/><text:tab/></text:p>
      <text:p text:style-name="P49"><text:tab/><text:tab/>float res = pow(num, 1.5);</text:p>
      <text:p text:style-name="P49"><text:tab/><text:tab/>if(sendto(server_fd, &amp;res, sizeof(float), 0, (struct sockaddr*) &amp;cli_addr, len1) &lt; 0) {</text:p>
      <text:p text:style-name="P49"><text:tab/><text:tab/><text:tab/>printf("Send failed\n");</text:p>
      <text:p text:style-name="P49"><text:tab/><text:tab/><text:tab/>exit(1);</text:p>
      <text:p text:style-name="P49"><text:tab/><text:tab/>} else {</text:p>
      <text:p text:style-name="P49"><text:tab/><text:tab/><text:tab/>printf("%.2f^1.5 = %.4f sent to client 2\n", num, res);</text:p>
      <text:p text:style-name="P49"><text:tab/><text:tab/>}</text:p>
      <text:p text:style-name="P49"><text:tab/>}</text:p>
      <text:p text:style-name="P49"><text:tab/></text:p>
      <text:p text:style-name="P49"><text:tab/>close(server_fd);</text:p>
      <text:p text:style-name="P49"><text:tab/>close(client_fd1);</text:p>
      <text:p text:style-name="P49"><text:tab/>close(client_fd2);</text:p>
      <text:p text:style-name="P49">}</text:p>
      <text:p text:style-name="P49"/>
      <text:p text:style-name="P31">client1.c</text:p>
      <text:p text:style-name="P51">#include &lt;stdio.h&gt;</text:p>
      <text:p text:style-name="P51">#include &lt;stdlib.h&gt;</text:p>
      <text:p text:style-name="P51">#include &lt;sys/socket.h&gt;</text:p>
      <text:p text:style-name="P51">#include &lt;arpa/inet.h&gt;</text:p>
      <text:p text:style-name="P51">#include &lt;unistd.h&gt;</text:p>
      <text:p text:style-name="P51">#include &lt;string.h&gt;</text:p>
      <text:p text:style-name="P51"/>
      <text:p text:style-name="P51">void main() {</text:p>
      <text:p text:style-name="P51"><text:tab/>int client_fd;</text:p>
      <text:p text:style-name="P51"><text:tab/>struct sockaddr_in serv_addr;</text:p>
      <text:p text:style-name="P51"><text:tab/>float num;</text:p>
      <text:p text:style-name="P51"><text:soft-page-break/><text:tab/>int opt;</text:p>
      <text:p text:style-name="P51"><text:tab/></text:p>
      <text:p text:style-name="P51"><text:tab/>printf("Enter 1 for TCP\n");</text:p>
      <text:p text:style-name="P51"><text:tab/>printf("Enter 2 for UDP\n");</text:p>
      <text:p text:style-name="P51"><text:tab/>scanf("%d", &amp;opt);</text:p>
      <text:p text:style-name="P51"><text:tab/></text:p>
      <text:p text:style-name="P51"><text:tab/>if(opt == 1)</text:p>
      <text:p text:style-name="P51"><text:tab/><text:tab/>printf("TCP Client\n");</text:p>
      <text:p text:style-name="P51"><text:tab/>else if(opt == 2)</text:p>
      <text:p text:style-name="P51"><text:tab/><text:tab/>printf("UDP Client\n");</text:p>
      <text:p text:style-name="P51"><text:tab/>else </text:p>
      <text:p text:style-name="P51"><text:tab/>{</text:p>
      <text:p text:style-name="P51"><text:tab/><text:tab/>printf("Invalid input!\n");</text:p>
      <text:p text:style-name="P51"><text:tab/><text:tab/>exit(1);</text:p>
      <text:p text:style-name="P51"><text:tab/>}</text:p>
      <text:p text:style-name="P51"><text:tab/></text:p>
      <text:p text:style-name="P51"><text:tab/>if(opt == 1) </text:p>
      <text:p text:style-name="P51"><text:tab/>{</text:p>
      <text:p text:style-name="P51"><text:tab/><text:tab/>client_fd = socket(AF_INET, SOCK_STREAM, 0);</text:p>
      <text:p text:style-name="P51"><text:tab/><text:tab/>if(client_fd &lt; 0) {</text:p>
      <text:p text:style-name="P51"><text:tab/><text:tab/><text:tab/>printf("Socket not created\n");</text:p>
      <text:p text:style-name="P51"><text:tab/><text:tab/><text:tab/>exit(1);</text:p>
      <text:p text:style-name="P51"><text:tab/><text:tab/>} </text:p>
      <text:p text:style-name="P51"><text:tab/><text:tab/>printf("Client socket created.\n");</text:p>
      <text:p text:style-name="P51"><text:tab/>} </text:p>
      <text:p text:style-name="P51"><text:tab/>else </text:p>
      <text:p text:style-name="P51"><text:tab/>{</text:p>
      <text:p text:style-name="P51"><text:tab/><text:tab/>client_fd = socket(AF_INET, SOCK_DGRAM, 0);</text:p>
      <text:p text:style-name="P51"><text:tab/><text:tab/>if( client_fd &lt; 0) </text:p>
      <text:p text:style-name="P51"><text:tab/><text:tab/>{</text:p>
      <text:p text:style-name="P51"><text:tab/><text:tab/><text:tab/>printf("Socket not created\n");</text:p>
      <text:p text:style-name="P51"><text:tab/><text:tab/><text:tab/>exit(1);</text:p>
      <text:p text:style-name="P51"><text:tab/><text:tab/>}</text:p>
      <text:p text:style-name="P51"><text:tab/><text:tab/>printf("Client socket created.\n");</text:p>
      <text:p text:style-name="P51"><text:tab/>}</text:p>
      <text:p text:style-name="P51"><text:tab/></text:p>
      <text:p text:style-name="P51"><text:tab/>serv_addr.sin_family = AF_INET;</text:p>
      <text:p text:style-name="P51"><text:tab/>serv_addr.sin_addr.s_addr = inet_addr("127.0.0.1");</text:p>
      <text:p text:style-name="P51"><text:tab/>serv_addr.sin_port = htons(5000);</text:p>
      <text:p text:style-name="P51"><text:tab/></text:p>
      <text:p text:style-name="P51"><text:tab/>if(opt == 1) {</text:p>
      <text:p text:style-name="P51"><text:tab/><text:tab/>int status=connect(client_fd, (struct sockaddr*) &amp;serv_addr, sizeof(serv_addr));</text:p>
      <text:p text:style-name="P51"><text:tab/><text:tab/>if( status &lt; 0) </text:p>
      <text:p text:style-name="P51"><text:tab/><text:tab/>{</text:p>
      <text:p text:style-name="P51"><text:soft-page-break/><text:tab/><text:tab/><text:tab/>printf("Connection failed\n");</text:p>
      <text:p text:style-name="P51"><text:tab/><text:tab/><text:tab/>exit(1);</text:p>
      <text:p text:style-name="P51"><text:tab/><text:tab/>} </text:p>
      <text:p text:style-name="P51"><text:tab/><text:tab/>printf("Connection established\n");</text:p>
      <text:p text:style-name="P51"><text:tab/>}</text:p>
      <text:p text:style-name="P51"><text:tab/></text:p>
      <text:p text:style-name="P51"><text:tab/>printf("Enter float value: ");</text:p>
      <text:p text:style-name="P51"><text:tab/>scanf("%f", &amp;num);</text:p>
      <text:p text:style-name="P51"><text:tab/></text:p>
      <text:p text:style-name="P51"><text:tab/>if(opt == 1) {</text:p>
      <text:p text:style-name="P51"><text:tab/><text:tab/>if(send(client_fd, &amp;num, sizeof(float), 0) &lt; 0) {</text:p>
      <text:p text:style-name="P51"><text:tab/><text:tab/><text:tab/>printf("Send failed\n");</text:p>
      <text:p text:style-name="P51"><text:tab/><text:tab/><text:tab/>exit(1);</text:p>
      <text:p text:style-name="P51"><text:tab/><text:tab/>} </text:p>
      <text:p text:style-name="P51"><text:tab/><text:tab/>printf("Float value sent: %.2f\n", num);</text:p>
      <text:p text:style-name="P51"><text:tab/><text:tab/></text:p>
      <text:p text:style-name="P51"><text:tab/>} </text:p>
      <text:p text:style-name="P51"><text:tab/>else {</text:p>
      <text:p text:style-name="P51"><text:tab/><text:tab/>if(sendto(client_fd, &amp;num, sizeof(float), 0, (struct sockaddr*) &amp;serv_addr, sizeof(serv_addr)) &lt; 0) {</text:p>
      <text:p text:style-name="P51"><text:tab/><text:tab/><text:tab/>printf("Send failed\n");</text:p>
      <text:p text:style-name="P51"><text:tab/><text:tab/><text:tab/>exit(1);</text:p>
      <text:p text:style-name="P51"><text:tab/><text:tab/>} </text:p>
      <text:p text:style-name="P51"><text:tab/><text:tab/>printf("Float value sent: %.2f\n", num);</text:p>
      <text:p text:style-name="P51"><text:tab/>}</text:p>
      <text:p text:style-name="P51"><text:tab/>close(client_fd);</text:p>
      <text:p text:style-name="P51">}</text:p>
      <text:p text:style-name="P51"/>
      <text:p text:style-name="P31">client2.c</text:p>
      <text:p text:style-name="P51">#include &lt;stdio.h&gt;</text:p>
      <text:p text:style-name="P51">#include &lt;stdlib.h&gt;</text:p>
      <text:p text:style-name="P51">#include &lt;sys/socket.h&gt;</text:p>
      <text:p text:style-name="P51">#include &lt;arpa/inet.h&gt;</text:p>
      <text:p text:style-name="P51">#include &lt;unistd.h&gt;</text:p>
      <text:p text:style-name="P51">#include &lt;string.h&gt;</text:p>
      <text:p text:style-name="P51">void main() {</text:p>
      <text:p text:style-name="P51"><text:tab/>int client_fd;</text:p>
      <text:p text:style-name="P51"><text:tab/>struct sockaddr_in serv_addr,cli_addr;</text:p>
      <text:p text:style-name="P51"><text:tab/>float num;</text:p>
      <text:p text:style-name="P51"><text:tab/>int opt, len = sizeof(serv_addr);</text:p>
      <text:p text:style-name="P51"><text:tab/></text:p>
      <text:p text:style-name="P51"><text:tab/>printf("Enter 1 for TCP\n");</text:p>
      <text:p text:style-name="P51"><text:tab/>printf("Enter 2 for UDP\n");</text:p>
      <text:p text:style-name="P51"><text:tab/>scanf("%d", &amp;opt);</text:p>
      <text:p text:style-name="P51"><text:tab/></text:p>
      <text:p text:style-name="P51"><text:soft-page-break/><text:tab/>if(opt == 1)</text:p>
      <text:p text:style-name="P51"><text:tab/><text:tab/>printf("TCP Client\n");</text:p>
      <text:p text:style-name="P51"><text:tab/>else if(opt == 2)</text:p>
      <text:p text:style-name="P51"><text:tab/><text:tab/>printf("UDP Client\n");</text:p>
      <text:p text:style-name="P51"><text:tab/>else </text:p>
      <text:p text:style-name="P51"><text:tab/>{</text:p>
      <text:p text:style-name="P51"><text:tab/><text:tab/>printf("Invalid input!\n");</text:p>
      <text:p text:style-name="P51"><text:tab/><text:tab/>exit(1);</text:p>
      <text:p text:style-name="P51"><text:tab/>}</text:p>
      <text:p text:style-name="P51"><text:tab/></text:p>
      <text:p text:style-name="P51"><text:tab/>if(opt == 1) </text:p>
      <text:p text:style-name="P51"><text:tab/>{</text:p>
      <text:p text:style-name="P51"><text:tab/><text:tab/>client_fd = socket(AF_INET, SOCK_STREAM, 0);</text:p>
      <text:p text:style-name="P51"><text:tab/><text:tab/>if(client_fd &lt; 0) {</text:p>
      <text:p text:style-name="P51"><text:tab/><text:tab/><text:tab/>printf("Socket not created\n");</text:p>
      <text:p text:style-name="P51"><text:tab/><text:tab/><text:tab/>exit(1);</text:p>
      <text:p text:style-name="P51"><text:tab/><text:tab/>} </text:p>
      <text:p text:style-name="P51"><text:tab/><text:tab/>printf("Client socket created.\n");</text:p>
      <text:p text:style-name="P51"><text:tab/>} <text:s/></text:p>
      <text:p text:style-name="P51"><text:tab/>else </text:p>
      <text:p text:style-name="P51"><text:tab/>{</text:p>
      <text:p text:style-name="P51"><text:tab/><text:tab/>client_fd = socket(AF_INET, SOCK_DGRAM, 0);</text:p>
      <text:p text:style-name="P51"><text:tab/><text:tab/>if( client_fd &lt; 0) </text:p>
      <text:p text:style-name="P51"><text:tab/><text:tab/>{</text:p>
      <text:p text:style-name="P51"><text:tab/><text:tab/><text:tab/>printf("Socket not created\n");</text:p>
      <text:p text:style-name="P51"><text:tab/><text:tab/><text:tab/>exit(1);</text:p>
      <text:p text:style-name="P51"><text:tab/><text:tab/>}</text:p>
      <text:p text:style-name="P51"><text:tab/><text:tab/>printf("Client socket created.\n");</text:p>
      <text:p text:style-name="P51"><text:tab/>}</text:p>
      <text:p text:style-name="P51"><text:tab/></text:p>
      <text:p text:style-name="P51"><text:tab/>serv_addr.sin_family = AF_INET;</text:p>
      <text:p text:style-name="P51"><text:tab/>serv_addr.sin_addr.s_addr = inet_addr("127.0.0.1");</text:p>
      <text:p text:style-name="P51"><text:tab/>serv_addr.sin_port = htons(5000);</text:p>
      <text:p text:style-name="P51"><text:tab/></text:p>
      <text:p text:style-name="P51"><text:tab/>cli_addr.sin_family = AF_INET;</text:p>
      <text:p text:style-name="P51"><text:tab/>cli_addr.sin_addr.s_addr = inet_addr("127.0.0.1");</text:p>
      <text:p text:style-name="P51"><text:tab/>cli_addr.sin_port = htons(5001);</text:p>
      <text:p text:style-name="P51"><text:tab/></text:p>
      <text:p text:style-name="P51"><text:tab/>if(opt == 1) {</text:p>
      <text:p text:style-name="P51"><text:tab/><text:tab/>int status=connect(client_fd, (struct sockaddr*) &amp;serv_addr, sizeof(serv_addr));</text:p>
      <text:p text:style-name="P51"><text:tab/><text:tab/>if( status &lt; 0) </text:p>
      <text:p text:style-name="P51"><text:tab/><text:tab/>{</text:p>
      <text:p text:style-name="P51"><text:tab/><text:tab/><text:tab/>printf("Connection failed\n");</text:p>
      <text:p text:style-name="P51"><text:tab/><text:tab/><text:tab/>exit(1);</text:p>
      <text:p text:style-name="P51"><text:soft-page-break/><text:tab/><text:tab/>} </text:p>
      <text:p text:style-name="P51"><text:tab/><text:tab/>printf("Connection established\n");</text:p>
      <text:p text:style-name="P51"><text:tab/>}</text:p>
      <text:p text:style-name="P51"><text:tab/></text:p>
      <text:p text:style-name="P51"><text:tab/>if(opt == 1) {</text:p>
      <text:p text:style-name="P51"><text:tab/><text:tab/>if(recv(client_fd, &amp;num, sizeof(float), 0) &lt; 0) {</text:p>
      <text:p text:style-name="P51"><text:tab/><text:tab/><text:tab/>printf("Receive failed\n");</text:p>
      <text:p text:style-name="P51"><text:tab/><text:tab/><text:tab/>exit(1);</text:p>
      <text:p text:style-name="P51"><text:tab/><text:tab/>} </text:p>
      <text:p text:style-name="P51"><text:tab/><text:tab/>printf("Result received: %.4f\n", num);</text:p>
      <text:p text:style-name="P51"><text:tab/><text:tab/></text:p>
      <text:p text:style-name="P51"><text:tab/>} </text:p>
      <text:p text:style-name="P51"><text:tab/>else {</text:p>
      <text:p text:style-name="P51"><text:tab/><text:tab/>if(bind(client_fd, (struct sockaddr*) &amp;cli_addr, sizeof(cli_addr)) &lt; 0) {</text:p>
      <text:p text:style-name="P51"><text:tab/><text:tab/><text:tab/>printf("Socket binding failed\n");</text:p>
      <text:p text:style-name="P51"><text:tab/><text:tab/><text:tab/>exit(1);</text:p>
      <text:p text:style-name="P51"><text:tab/><text:tab/>}</text:p>
      <text:p text:style-name="P51"><text:tab/><text:tab/>printf("Socket binded\n");</text:p>
      <text:p text:style-name="P51"><text:tab/><text:tab/></text:p>
      <text:p text:style-name="P51"><text:tab/><text:tab/></text:p>
      <text:p text:style-name="P51"><text:tab/><text:tab/>if(recvfrom(client_fd, &amp;num, sizeof(float), 0, (struct sockaddr*) &amp;serv_addr, &amp;len) &lt; 0)</text:p>
      <text:p text:style-name="P51"><text:tab/><text:tab/>{</text:p>
      <text:p text:style-name="P51"><text:tab/><text:tab/><text:tab/>printf("Receive failed\n");</text:p>
      <text:p text:style-name="P51"><text:tab/><text:tab/><text:tab/>exit(1);</text:p>
      <text:p text:style-name="P51"><text:tab/><text:tab/>} </text:p>
      <text:p text:style-name="P51"><text:tab/><text:tab/>printf("Result received: %.4f\n", num);</text:p>
      <text:p text:style-name="P51"><text:tab/><text:tab/></text:p>
      <text:p text:style-name="P51"><text:tab/>}</text:p>
      <text:p text:style-name="P51"><text:tab/></text:p>
      <text:p text:style-name="P51"><text:tab/>close(client_fd);</text:p>
      <text:p text:style-name="P51">}</text:p>
      <text:p text:style-name="P31"/>
      <text:p text:style-name="P31">Output</text:p>
      <text:p text:style-name="P31"/>
      <text:p text:style-name="P31">TDP</text:p>
      <text:p text:style-name="P31">server.c</text:p>
      <text:p text:style-name="P51">suraj@SURA:~/Desktop/NP LAB/exp5(c)$ gcc server.c -lm</text:p>
      <text:p text:style-name="P51">suraj@SURA:~/Desktop/NP LAB/exp5(c)$ ./a.out</text:p>
      <text:p text:style-name="P51">Enter 1 for TCP</text:p>
      <text:p text:style-name="P51">Enter 2 for UDP</text:p>
      <text:p text:style-name="P51">1</text:p>
      <text:p text:style-name="P51">TCP Server</text:p>
      <text:p text:style-name="P51">Client socket created.</text:p>
      <text:p text:style-name="P51">Socket binded</text:p>
      <text:p text:style-name="P51"><text:soft-page-break/>Server listening</text:p>
      <text:p text:style-name="P51">Connected to client 1</text:p>
      <text:p text:style-name="P51">Connected to client 2</text:p>
      <text:p text:style-name="P51">Received float value from client 1: 12.50</text:p>
      <text:p text:style-name="P51">44.1942 sent to client 2</text:p>
      <text:p text:style-name="P51"/>
      <text:p text:style-name="P31">cliient1.c</text:p>
      <text:p text:style-name="P49">suraj@SURA:~/Desktop/NP LAB/exp5(c)$ gcc client1.c</text:p>
      <text:p text:style-name="P49">suraj@SURA:~/Desktop/NP LAB/exp5(c)$ ./a.out</text:p>
      <text:p text:style-name="P49">Enter 1 for TCP</text:p>
      <text:p text:style-name="P49">Enter 2 for UDP</text:p>
      <text:p text:style-name="P49">1</text:p>
      <text:p text:style-name="P49">TCP Client</text:p>
      <text:p text:style-name="P49">Client socket created.</text:p>
      <text:p text:style-name="P49">Connection established</text:p>
      <text:p text:style-name="P49">Enter float value: 12.5</text:p>
      <text:p text:style-name="P49">Float value sent</text:p>
      <text:p text:style-name="P49"/>
      <text:p text:style-name="P31">client2.c</text:p>
      <text:p text:style-name="P51">suraj@SURA:~/Desktop/NP LAB/exp5(c)$ gcc client2.c</text:p>
      <text:p text:style-name="P51">suraj@SURA:~/Desktop/NP LAB/exp5(c)$ ./a.out</text:p>
      <text:p text:style-name="P51">Enter 1 for TCP</text:p>
      <text:p text:style-name="P51">Enter 2 for UDP</text:p>
      <text:p text:style-name="P51">1</text:p>
      <text:p text:style-name="P51">TCP Client</text:p>
      <text:p text:style-name="P51">Client socket created.</text:p>
      <text:p text:style-name="P51">Connection established</text:p>
      <text:p text:style-name="P51">Result received: 44.1942</text:p>
      <text:p text:style-name="P51"/>
      <text:p text:style-name="P31">UDP</text:p>
      <text:p text:style-name="P31">server.c</text:p>
      <text:p text:style-name="P51">suraj@SURA:~/Desktop/NP LAB/exp5(c)$ gcc server.c -lm</text:p>
      <text:p text:style-name="P51">suraj@SURA:~/Desktop/NP LAB/exp5(c)$ ./a.out</text:p>
      <text:p text:style-name="P51">Enter 1 for TCP</text:p>
      <text:p text:style-name="P51">Enter 2 for UDP</text:p>
      <text:p text:style-name="P51">2</text:p>
      <text:p text:style-name="P51">UDP Server</text:p>
      <text:p text:style-name="P51">Client socket created.</text:p>
      <text:p text:style-name="P51">Socket binded</text:p>
      <text:p text:style-name="P51">Received float value from client 1: 12.50</text:p>
      <text:p text:style-name="P51">44.1942 sent to client 2</text:p>
      <text:p text:style-name="P51"/>
      <text:p text:style-name="P31">client1.c</text:p>
      <text:p text:style-name="P51">suraj@SURA:~/Desktop/NP LAB/exp5(c)$ gcc client1.c</text:p>
      <text:p text:style-name="P51">suraj@SURA:~/Desktop/NP LAB/exp5(c)$ ./a.out</text:p>
      <text:p text:style-name="P51"><text:soft-page-break/>Enter 1 for TCP</text:p>
      <text:p text:style-name="P51">Enter 2 for UDP</text:p>
      <text:p text:style-name="P51">2</text:p>
      <text:p text:style-name="P51">UDP Client</text:p>
      <text:p text:style-name="P51">Client socket created.</text:p>
      <text:p text:style-name="P51">Enter float value: 12.5</text:p>
      <text:p text:style-name="P51">Float value sent</text:p>
      <text:p text:style-name="P51"/>
      <text:p text:style-name="P31">client2.c</text:p>
      <text:p text:style-name="P51">suraj@SURA:~/Desktop/NP LAB/exp5(c)$ gcc client2.c</text:p>
      <text:p text:style-name="P51">suraj@SURA:~/Desktop/NP LAB/exp5(c)$ ./a.out</text:p>
      <text:p text:style-name="P51">Enter 1 for TCP</text:p>
      <text:p text:style-name="P51">Enter 2 for UDP</text:p>
      <text:p text:style-name="P51">2</text:p>
      <text:p text:style-name="P51">UDP Client</text:p>
      <text:p text:style-name="P51">Client socket created.</text:p>
      <text:p text:style-name="P51">Socket binded</text:p>
      <text:p text:style-name="P51">Result received: 44.1942</text:p>
      <text:p text:style-name="P41"/>
      <text:p text:style-name="P42"/>
      <text:p text:style-name="P18">/*<text:span text:style-name="T1">S Suraj</text:span></text:p>
      <text:p text:style-name="P7">B21CSA52</text:p>
      <text:p text:style-name="P19">Multi Client Chat Server using TCP</text:p>
      <text:p text:style-name="P14">Exp No <text:span text:style-name="T8">6</text:span><text:span text:style-name="T7">*/</text:span></text:p>
      <text:p text:style-name="P32">server.c</text:p>
      <text:p text:style-name="P52"/>
      <text:p text:style-name="P52">#include&lt;stdio.h&gt;</text:p>
      <text:p text:style-name="P52">#include&lt;stdlib.h&gt;</text:p>
      <text:p text:style-name="P52">#include&lt;string.h&gt;</text:p>
      <text:p text:style-name="P52">#include&lt;unistd.h&gt;</text:p>
      <text:p text:style-name="P52">#include&lt;arpa/inet.h&gt;</text:p>
      <text:p text:style-name="P52">void main(){</text:p>
      <text:p text:style-name="P52">char *ip = "127.0.0.1";</text:p>
      <text:p text:style-name="P53">max_words=25;</text:p>
      <text:p text:style-name="P52">char buffer[1024];</text:p>
      <text:p text:style-name="P52">int n,word_count=0;</text:p>
      <text:p text:style-name="P52">ssize_t recv_size;</text:p>
      <text:p text:style-name="P52">struct sockaddr_in server_addr, client_addr;</text:p>
      <text:p text:style-name="P52">server_addr.sin_family = AF_INET;</text:p>
      <text:p text:style-name="P52">server_addr.sin_addr.s_addr = inet_addr(ip);</text:p>
      <text:p text:style-name="P52">server_addr.sin_port = htons(5000);</text:p>
      <text:p text:style-name="P52"/>
      <text:p text:style-name="P52">int server_sock = socket(AF_INET,SOCK_STREAM,0);</text:p>
      <text:p text:style-name="P52">if(server_sock&lt;0) {</text:p>
      <text:p text:style-name="P52">printf("socket creation failed\n”);</text:p>
      <text:p text:style-name="P52">exit(1);</text:p>
      <text:p text:style-name="P52">}</text:p>
      <text:p text:style-name="P52">printf("socket created \n");</text:p>
      <text:p text:style-name="P52">if((n = bind(server_sock,(struct sockaddr*)&amp;server_addr,sizeof(server_addr)))&lt;0) {printf("Binding failed\n");</text:p>
      <text:p text:style-name="P52">exit(1);</text:p>
      <text:p text:style-name="P52">}</text:p>
      <text:p text:style-name="P52">printf(" Binding successful\n");</text:p>
      <text:p text:style-name="P52"/>
      <text:p text:style-name="P52">if((listen(server_sock,5))&lt;0) {</text:p>
      <text:p text:style-name="P52">printf("listening failed\n");</text:p>
      <text:p text:style-name="P52">exit(1);</text:p>
      <text:p text:style-name="P52">}</text:p>
      <text:p text:style-name="P52">printf("Listening....<text:span text:style-name="T9">\n</text:span>");</text:p>
      <text:p text:style-name="P52">fflush(stdout);</text:p>
      <text:p text:style-name="P52"/>
      <text:p text:style-name="P52">int client_sock;</text:p>
      <text:p text:style-name="P52">socklen_t clientaddr_len = sizeof(client_addr);</text:p>
      <text:p text:style-name="P52">client_sock = accept(server_sock,(struct sockaddr*)&amp;client_addr,&amp;clientaddr_len);</text:p>
      <text:p text:style-name="P52">if(client_sock&lt;0) {</text:p>
      <text:p text:style-name="P52"><text:soft-page-break/>p<text:span text:style-name="T9">rintf</text:span>("Accept <text:span text:style-name="T9">failed</text:span>");</text:p>
      <text:p text:style-name="P52">exit(1);</text:p>
      <text:p text:style-name="P52">}</text:p>
      <text:p text:style-name="P52">printf("Connection accepted\n");</text:p>
      <text:p text:style-name="P52">while (1) {</text:p>
      <text:p text:style-name="P52">recv_size = recv(client_sock, buffer, sizeof(buffer), 0);</text:p>
      <text:p text:style-name="P52">if (recv_size &gt; 0) {</text:p>
      <text:p text:style-name="P52">buffer[recv_size] = '\0';</text:p>
      <text:p text:style-name="P52">printf("Message recived: %s\n", buffer);</text:p>
      <text:p text:style-name="P52">if (strcmp(buffer, "start") == 0) {</text:p>
      <text:p text:style-name="P52">send(client_sock, "Welcome! You can start sending messages.\n", strlen(" Welcome! You</text:p>
      <text:p text:style-name="P52">can start sending messages.\n"), 0);} else if (strcmp(buffer, "stop") == 0) {</text:p>
      <text:p text:style-name="P52">printf("closing connection.\n");</text:p>
      <text:p text:style-name="P52">break;</text:p>
      <text:p text:style-name="P52">} else {</text:p>
      <text:p text:style-name="P52">if (word_count &gt;= <text:span text:style-name="T9">max_words</text:span>) {</text:p>
      <text:p text:style-name="P52">send(client_sock, "Daily word limit exceeded", strlen("Daily word limit exceeded\n"), 0);</text:p>
      <text:p text:style-name="P52">} else {</text:p>
      <text:p text:style-name="P52">word_count++;</text:p>
      <text:p text:style-name="P52">send(client_sock, "Message received", strlen("Message received"), 0);</text:p>
      <text:p text:style-name="P52">}</text:p>
      <text:p text:style-name="P52">}</text:p>
      <text:p text:style-name="P52">} else if (recv_size == 0) {</text:p>
      <text:p text:style-name="P52">printf("Client disconnected\n");</text:p>
      <text:p text:style-name="P52">break;</text:p>
      <text:p text:style-name="P52">} else {</text:p>
      <text:p text:style-name="P52">perror("Receive error");</text:p>
      <text:p text:style-name="P52">break;</text:p>
      <text:p text:style-name="P52">}</text:p>
      <text:p text:style-name="P52">}</text:p>
      <text:p text:style-name="P52">close(client_sock);</text:p>
      <text:p text:style-name="P52">close(server_sock);</text:p>
      <text:p text:style-name="P52">}</text:p>
      <text:p text:style-name="P52"/>
      <text:p text:style-name="P33">client.c</text:p>
      <text:p text:style-name="P33"/>
      <text:p text:style-name="P53">#include&lt;stdio.h&gt;</text:p>
      <text:p text:style-name="P53">#include&lt;stdlib.h&gt;</text:p>
      <text:p text:style-name="P53">#include&lt;string.h&gt;</text:p>
      <text:p text:style-name="P53">#include&lt;unistd.h&gt;</text:p>
      <text:p text:style-name="P53">#include&lt;arpa/inet.h&gt;</text:p>
      <text:p text:style-name="P53">void main(){</text:p>
      <text:p text:style-name="P53">char *ip = "127.0.0.1";</text:p>
      <text:p text:style-name="P53"><text:soft-page-break/>char message[1024];</text:p>
      <text:p text:style-name="P53">int n;</text:p>
      <text:p text:style-name="P53">struct sockaddr_in server_addr;</text:p>
      <text:p text:style-name="P53">server_addr.sin_family = AF_INET;</text:p>
      <text:p text:style-name="P53">server_addr.sin_addr.s_addr = inet_addr(ip);</text:p>
      <text:p text:style-name="P53">server_addr.sin_port = htons(5000);</text:p>
      <text:p text:style-name="P53">//sock creation</text:p>
      <text:p text:style-name="P53">int client_sock = socket(AF_INET, SOCK_STREAM, 0);</text:p>
      <text:p text:style-name="P53">if(client_sock &lt; 0) {</text:p>
      <text:p text:style-name="P53">printf("socket creation failed");</text:p>
      <text:p text:style-name="P53">exit(1);</text:p>
      <text:p text:style-name="P53">}</text:p>
      <text:p text:style-name="P53">printf(“ socket created\n");</text:p>
      <text:p text:style-name="P53">if(connect(client_sock, (struct sockaddr*)&amp;server_addr, sizeof(server_addr)) &lt; 0) {</text:p>
      <text:p text:style-name="P53">printf("Connection failed");</text:p>
      <text:p text:style-name="P53">exit(1);</text:p>
      <text:p text:style-name="P53">}</text:p>
      <text:p text:style-name="P53">printf("Connected to server\n");</text:p>
      <text:p text:style-name="P53">while(1) {</text:p>
      <text:p text:style-name="P53">printf("Enter message: ");fgets(message, sizeof(message), stdin);</text:p>
      <text:p text:style-name="P53">message[strcspn(message, "\n")] = 0;</text:p>
      <text:p text:style-name="P53"/>
      <text:p text:style-name="P53">if(send(client_sock, message, strlen(message), 0) &lt; 0) {</text:p>
      <text:p text:style-name="P53">perror("Send failed");</text:p>
      <text:p text:style-name="P53">break;</text:p>
      <text:p text:style-name="P53">}</text:p>
      <text:p text:style-name="P53"/>
      <text:p text:style-name="P53">if(strcmp(message, "stop") == 0) {</text:p>
      <text:p text:style-name="P53">printf("Stopped\n");</text:p>
      <text:p text:style-name="P53">break;</text:p>
      <text:p text:style-name="P53">}</text:p>
      <text:p text:style-name="P53"/>
      <text:p text:style-name="P53">char ack[1024];</text:p>
      <text:p text:style-name="P53">if(recv(client_sock, ack, sizeof(ack), 0) &lt; 0) {</text:p>
      <text:p text:style-name="P53">printf("Receive failed\n");</text:p>
      <text:p text:style-name="P53">break;</text:p>
      <text:p text:style-name="P53">}</text:p>
      <text:p text:style-name="P53">printf("%s\n", ack);</text:p>
      <text:p text:style-name="P53">}</text:p>
      <text:p text:style-name="P53">close(client_sock);</text:p>
      <text:p text:style-name="P53">}</text:p>
      <text:p text:style-name="P53"/>
      <text:p text:style-name="P33">Output:</text:p>
      <text:p text:style-name="P53"/>
      <text:p text:style-name="P33">server.c</text:p>
      <text:p text:style-name="P50"><text:soft-page-break/>suraj@SURA:~/Desktop/NP LAB/exp5(b)$ gcc server.c</text:p>
      <text:p text:style-name="P50">suraj@SURA:~/Desktop/NP LAB/exp5(b)$ ./a.out</text:p>
      <text:p text:style-name="P53">socket created</text:p>
      <text:p text:style-name="P53">Binding successful</text:p>
      <text:p text:style-name="P53">Listening....</text:p>
      <text:p text:style-name="P53">Connection accepted</text:p>
      <text:p text:style-name="P53">Message received: start</text:p>
      <text:p text:style-name="P53">Message received:suraj</text:p>
      <text:p text:style-name="P53">Message received: suraj</text:p>
      <text:p text:style-name="P53">Message received: stop</text:p>
      <text:p text:style-name="P53">closing connection</text:p>
      <text:p text:style-name="P53"/>
      <text:p text:style-name="P33">client.c</text:p>
      <text:p text:style-name="P50">suraj@SURA:~/Desktop/NP LAB/exp5(b)$ gcc <text:span text:style-name="T9">client</text:span>.c</text:p>
      <text:p text:style-name="P50">suraj@SURA:~/Desktop/NP LAB/exp5(b)$ ./a.out</text:p>
      <text:p text:style-name="P53">socket created</text:p>
      <text:p text:style-name="P53">Connected to server</text:p>
      <text:p text:style-name="P53">Enter message: start</text:p>
      <text:p text:style-name="P53">Welcome! You can start sending messages.</text:p>
      <text:p text:style-name="P53">Enter message: suraj</text:p>
      <text:p text:style-name="P53">Message received</text:p>
      <text:p text:style-name="P53">Enter message:suraj</text:p>
      <text:p text:style-name="P53">Message received</text:p>
      <text:p text:style-name="P53">Enter message: stop</text:p>
      <text:p text:style-name="P53">Stopped</text:p>
      <text:p text:style-name="P20">/*<text:span text:style-name="T1">S Suraj</text:span></text:p>
      <text:p text:style-name="P8">B21CSA52</text:p>
      <text:p text:style-name="P21">Concurrent Time Server</text:p>
      <text:p text:style-name="P15">Exp No <text:span text:style-name="T10">8</text:span><text:span text:style-name="T7">*/</text:span></text:p>
      <text:p text:style-name="P62"/>
      <text:p text:style-name="P34">server.c</text:p>
      <text:p text:style-name="P54">#include &lt;stdio.h&gt;</text:p>
      <text:p text:style-name="P54">#include &lt;stdlib.h&gt;</text:p>
      <text:p text:style-name="P54">#include &lt;unistd.h&gt;</text:p>
      <text:p text:style-name="P54">#include &lt;sys/socket.h&gt;</text:p>
      <text:p text:style-name="P54">#include &lt;arpa/inet.h&gt;</text:p>
      <text:p text:style-name="P54">#include &lt;time.h&gt;</text:p>
      <text:p text:style-name="P54">#include &lt;string.h&gt;</text:p>
      <text:p text:style-name="P54">void main() {</text:p>
      <text:p text:style-name="P54"><text:s text:c="4"/>int server_fd, code;</text:p>
      <text:p text:style-name="P54"><text:s text:c="4"/>struct sockaddr_in serv_addr, cli_addr;</text:p>
      <text:p text:style-name="P54"><text:s text:c="4"/></text:p>
      <text:p text:style-name="P54"><text:s text:c="4"/>if((server_fd = socket(AF_INET, SOCK_DGRAM, 0)) &lt; 0) </text:p>
      <text:p text:style-name="P54"><text:s text:c="4"/>{</text:p>
      <text:p text:style-name="P54"><text:s text:c="3"/><text:tab/> printf("Socket creation failed\n");</text:p>
      <text:p text:style-name="P54"><text:s text:c="3"/><text:tab/> exit(1);</text:p>
      <text:p text:style-name="P54"><text:s text:c="4"/>}</text:p>
      <text:p text:style-name="P54"><text:s text:c="4"/>else</text:p>
      <text:p text:style-name="P54"><text:s text:c="4"/>{</text:p>
      <text:p text:style-name="P54"><text:s text:c="4"/><text:tab/>printf("Socket Created\n");</text:p>
      <text:p text:style-name="P54"><text:s text:c="4"/>}</text:p>
      <text:p text:style-name="P54"><text:s text:c="4"/>serv_addr.sin_family = AF_INET;</text:p>
      <text:p text:style-name="P54"><text:s text:c="4"/>serv_addr.sin_addr.s_addr = INADDR_ANY;</text:p>
      <text:p text:style-name="P54"><text:s text:c="4"/>serv_addr.sin_port = htons(5000);</text:p>
      <text:p text:style-name="P54"><text:s text:c="4"/></text:p>
      <text:p text:style-name="P54"><text:s text:c="4"/>if(bind(server_fd, (struct sockaddr*) &amp;serv_addr, sizeof(serv_addr)) &lt; 0) </text:p>
      <text:p text:style-name="P54"><text:s text:c="4"/>{</text:p>
      <text:p text:style-name="P54"><text:s text:c="3"/><text:tab/> printf("Binding failed\n");</text:p>
      <text:p text:style-name="P54"><text:s text:c="3"/><text:tab/> exit(1);</text:p>
      <text:p text:style-name="P54"><text:s text:c="4"/>}</text:p>
      <text:p text:style-name="P54"><text:s text:c="4"/>else</text:p>
      <text:p text:style-name="P54"><text:s text:c="4"/>{</text:p>
      <text:p text:style-name="P54"><text:s text:c="4"/><text:tab/>printf("Binding Success\n");</text:p>
      <text:p text:style-name="P54"><text:s text:c="4"/>}</text:p>
      <text:p text:style-name="P54"><text:s text:c="4"/>int len = sizeof(cli_addr),i=0;</text:p>
      <text:p text:style-name="P54"><text:s text:c="4"/>if(recvfrom(server_fd, &amp;code, sizeof(int), 0, (struct sockaddr*) &amp;cli_addr, &amp;len) &lt; 0) </text:p>
      <text:p text:style-name="P54"><text:s text:c="3"/><text:tab/><text:tab/> {</text:p>
      <text:p text:style-name="P54"><text:s text:c="3"/><text:tab/><text:tab/><text:tab/> printf("Receive failed\n");</text:p>
      <text:p text:style-name="P54"><text:s text:c="3"/><text:tab/><text:tab/> <text:tab/>exit(1);</text:p>
      <text:p text:style-name="P54"><text:soft-page-break/><text:s text:c="3"/><text:tab/> <text:tab/>} </text:p>
      <text:p text:style-name="P54"><text:s text:c="3"/><text:tab/> <text:tab/>else </text:p>
      <text:p text:style-name="P54"><text:s text:c="3"/><text:tab/> <text:tab/>{</text:p>
      <text:p text:style-name="P54"><text:tab/> <text:s text:c="2"/><text:tab/><text:tab/> printf("Received request for time.\n");</text:p>
      <text:p text:style-name="P54"><text:tab/> <text:s text:c="2"/><text:tab/><text:tab/> </text:p>
      <text:p text:style-name="P54"><text:tab/> <text:s text:c="2"/><text:tab/><text:tab/> time_t now = time(0);</text:p>
      <text:p text:style-name="P54"><text:tab/> <text:s text:c="2"/><text:tab/><text:tab/> char* str = ctime(&amp;now);</text:p>
      <text:p text:style-name="P54"><text:tab/> <text:s text:c="2"/><text:tab/><text:tab/> </text:p>
      <text:p text:style-name="P54"><text:tab/> <text:s text:c="2"/><text:tab/><text:tab/> if(sendto(server_fd, str, (strlen(str) + 1) * sizeof(char), 0, (struct sockaddr*) &amp;cli_addr, len) &lt; 0) </text:p>
      <text:p text:style-name="P54"><text:tab/> <text:s text:c="2"/><text:tab/><text:tab/> {</text:p>
      <text:p text:style-name="P54"><text:tab/> <text:s text:c="2"/><text:tab/><text:tab/><text:tab/> printf("Sending failed\n");</text:p>
      <text:p text:style-name="P54"><text:tab/> <text:s text:c="2"/><text:tab/><text:tab/><text:tab/> exit(1);</text:p>
      <text:p text:style-name="P54"><text:tab/> <text:s text:c="2"/><text:tab/><text:tab/> } </text:p>
      <text:p text:style-name="P54"><text:tab/> <text:s text:c="2"/><text:tab/><text:tab/> else </text:p>
      <text:p text:style-name="P54"><text:tab/> <text:s text:c="2"/><text:tab/><text:tab/> {</text:p>
      <text:p text:style-name="P54"><text:tab/> <text:s text:c="2"/><text:tab/><text:tab/><text:tab/> printf("Time sent successfully\n");</text:p>
      <text:p text:style-name="P54"><text:tab/><text:tab/> <text:s text:c="3"/><text:tab/><text:tab/>i++;</text:p>
      <text:p text:style-name="P54"><text:tab/> <text:s text:c="2"/><text:tab/><text:tab/> }</text:p>
      <text:p text:style-name="P54"><text:tab/> <text:s text:c="2"/><text:tab/><text:tab/> </text:p>
      <text:p text:style-name="P54"><text:tab/> <text:s text:c="2"/><text:tab/><text:tab/> return;</text:p>
      <text:p text:style-name="P54"><text:s text:c="3"/><text:tab/><text:tab/> }</text:p>
      <text:p text:style-name="P54"><text:s text:c="3"/>close(server_fd);</text:p>
      <text:p text:style-name="P54"><text:s text:c="3"/><text:tab/> </text:p>
      <text:p text:style-name="P54">}</text:p>
      <text:p text:style-name="P54"/>
      <text:p text:style-name="P34">client.c</text:p>
      <text:p text:style-name="P54">#include &lt;stdio.h&gt;</text:p>
      <text:p text:style-name="P54">#include &lt;stdlib.h&gt;</text:p>
      <text:p text:style-name="P54">#include &lt;sys/socket.h&gt;</text:p>
      <text:p text:style-name="P54">#include &lt;arpa/inet.h&gt;</text:p>
      <text:p text:style-name="P54">#include &lt;unistd.h&gt;</text:p>
      <text:p text:style-name="P54">void main() {</text:p>
      <text:p text:style-name="P54"><text:s text:c="4"/>struct sockaddr_in serv_addr;</text:p>
      <text:p text:style-name="P54"><text:s text:c="4"/>int client_fd, len = sizeof(serv_addr),buffer = 101,i=0;</text:p>
      <text:p text:style-name="P54"><text:s text:c="4"/>char time[30];</text:p>
      <text:p text:style-name="P54"><text:s text:c="3"/></text:p>
      <text:p text:style-name="P54"><text:s text:c="4"/>if((client_fd = socket(AF_INET, SOCK_DGRAM, 0)) &lt; 0) </text:p>
      <text:p text:style-name="P54"><text:s text:c="4"/>{</text:p>
      <text:p text:style-name="P54"><text:tab/> <text:s text:c="2"/><text:tab/> printf("Socket creation failed\n");</text:p>
      <text:p text:style-name="P54"><text:tab/> <text:s text:c="2"/><text:tab/> exit(1);</text:p>
      <text:p text:style-name="P54"><text:tab/>}</text:p>
      <text:p text:style-name="P54"><text:tab/> else</text:p>
      <text:p text:style-name="P54"><text:tab/> {</text:p>
      <text:p text:style-name="P54"><text:tab/> <text:tab/>printf("Socket Created\n");</text:p>
      <text:p text:style-name="P54"><text:soft-page-break/><text:tab/>}</text:p>
      <text:p text:style-name="P54"><text:tab/>serv_addr.sin_family = AF_INET;</text:p>
      <text:p text:style-name="P54"><text:s text:c="3"/><text:tab/> serv_addr.sin_addr.s_addr = INADDR_ANY;</text:p>
      <text:p text:style-name="P54"><text:s text:c="3"/><text:tab/> serv_addr.sin_port = htons(5000);</text:p>
      <text:p text:style-name="P54"><text:s text:c="3"/><text:tab/> </text:p>
      <text:p text:style-name="P54"><text:s text:c="3"/><text:tab/> if(sendto(client_fd, &amp;buffer, sizeof(int), 0, (struct sockaddr*) &amp;serv_addr, len) &lt; 0) </text:p>
      <text:p text:style-name="P54"><text:s text:c="3"/><text:tab/> {</text:p>
      <text:p text:style-name="P54"><text:s text:c="3"/><text:tab/><text:tab/> printf("Sending failed\n");</text:p>
      <text:p text:style-name="P54"><text:s text:c="3"/><text:tab/><text:tab/> exit(1);</text:p>
      <text:p text:style-name="P54"><text:s text:c="3"/><text:tab/> } </text:p>
      <text:p text:style-name="P54"><text:s text:c="3"/><text:tab/> else {</text:p>
      <text:p text:style-name="P54"><text:s text:c="3"/><text:tab/><text:tab/> if(recvfrom(client_fd, time, 30 * sizeof(char), 0, (struct sockaddr*) &amp;serv_addr, &amp;len) &lt; 0) </text:p>
      <text:p text:style-name="P54"><text:s text:c="3"/><text:tab/><text:tab/> {</text:p>
      <text:p text:style-name="P54"><text:s text:c="3"/><text:tab/><text:tab/><text:tab/><text:tab/> printf("Receive failed\n");</text:p>
      <text:p text:style-name="P54"><text:s text:c="3"/><text:tab/><text:tab/><text:tab/> <text:tab/>exit(1);</text:p>
      <text:p text:style-name="P54"><text:s text:c="3"/><text:tab/><text:tab/> } else </text:p>
      <text:p text:style-name="P54"><text:s text:c="3"/><text:tab/><text:tab/> {</text:p>
      <text:p text:style-name="P54"><text:s text:c="3"/><text:tab/><text:tab/><text:tab/> printf("Received time from Time Server : %s", time);</text:p>
      <text:p text:style-name="P54"><text:s text:c="12"/><text:tab/><text:tab/>i++;</text:p>
      <text:p text:style-name="P54"><text:s text:c="3"/><text:tab/><text:tab/>}</text:p>
      <text:p text:style-name="P54"><text:s text:c="3"/><text:tab/> }</text:p>
      <text:p text:style-name="P54"><text:s text:c="3"/></text:p>
      <text:p text:style-name="P54"><text:s text:c="4"/>close(client_fd);</text:p>
      <text:p text:style-name="P54">}</text:p>
      <text:p text:style-name="P54"/>
      <text:p text:style-name="P34">Output</text:p>
      <text:p text:style-name="P34"/>
      <text:p text:style-name="P34">server.c</text:p>
      <text:p text:style-name="P54">suraj@SURA:~/Desktop/NP LAB/exp8$ gcc server.c</text:p>
      <text:p text:style-name="P54">suraj@SURA:~/Desktop/NP LAB/exp8$ ./a.out</text:p>
      <text:p text:style-name="P54">Socket Created</text:p>
      <text:p text:style-name="P54">Binding Success</text:p>
      <text:p text:style-name="P54">Received request for timce.</text:p>
      <text:p text:style-name="P54">Time sent successfully</text:p>
      <text:p text:style-name="P54"/>
      <text:p text:style-name="P34">client.c</text:p>
      <text:p text:style-name="P54">suraj@SURA:~/Desktop/NP LAB/exp8$ gcc client.c</text:p>
      <text:p text:style-name="P54">suraj@SURA:~/Desktop/NP LAB/exp8$ ./a.out</text:p>
      <text:p text:style-name="P54">Socket Created</text:p>
      <text:p text:style-name="P63">Received time from Time Server : Sun Mar 24 11:50:27 2024</text:p>
      <text:p text:style-name="P64"/>
      <text:p text:style-name="P23">/*<text:span text:style-name="T1">S Suraj</text:span></text:p>
      <text:p text:style-name="P9">B21CSA52</text:p>
      <text:p text:style-name="P22"><text:span text:style-name="T11">Haiku </text:span>Server</text:p>
      <text:p text:style-name="P55"><text:span text:style-name="T1">Exp No </text:span><text:span text:style-name="T11">9</text:span><text:span text:style-name="T1">*/</text:span></text:p>
      <text:p text:style-name="P55"/>
      <text:p text:style-name="P35">server.c</text:p>
      <text:p text:style-name="P56">#include &lt;stdio.h&gt;</text:p>
      <text:p text:style-name="P56">#include &lt;stdlib.h&gt;</text:p>
      <text:p text:style-name="P56">#include &lt;unistd.h&gt;</text:p>
      <text:p text:style-name="P56">#include &lt;string.h&gt;</text:p>
      <text:p text:style-name="P56">#include &lt;arpa/inet.h&gt;</text:p>
      <text:p text:style-name="P56">void main() {</text:p>
      <text:p text:style-name="P56"><text:tab/>int sock_fd, conn_fd, len;</text:p>
      <text:p text:style-name="P56"><text:tab/>char haiku[100] = "Delightful display\nSnowdrops bow their pure white heads\nTo the sun's glory.\n";</text:p>
      <text:p text:style-name="P56"><text:tab/>struct sockaddr_in servaddr, client;</text:p>
      <text:p text:style-name="P56"><text:s text:c="4"/><text:tab/>sock_fd=socket(AF_INET, SOCK_STREAM, 0);</text:p>
      <text:p text:style-name="P56"><text:tab/>if (sock_fd&lt; 0) </text:p>
      <text:p text:style-name="P56"><text:tab/>{</text:p>
      <text:p text:style-name="P56"><text:s text:c="4"/><text:tab/>printf("Socket creation failed");</text:p>
      <text:p text:style-name="P56"><text:s text:c="4"/><text:tab/>exit(1);</text:p>
      <text:p text:style-name="P56"><text:tab/>}</text:p>
      <text:p text:style-name="P56"><text:tab/>printf("Socket successfully created.\n");</text:p>
      <text:p text:style-name="P56"><text:tab/>bzero(&amp;servaddr, sizeof(servaddr));</text:p>
      <text:p text:style-name="P56"><text:tab/>servaddr.sin_family = AF_INET;</text:p>
      <text:p text:style-name="P56"><text:tab/>servaddr.sin_addr.s_addr = htons(INADDR_ANY);</text:p>
      <text:p text:style-name="P56"><text:tab/>servaddr.sin_port = htons(5575);</text:p>
      <text:p text:style-name="P56"><text:tab/>if (bind(sock_fd, (struct sockaddr*)&amp;servaddr, sizeof(servaddr)) &lt; 0) </text:p>
      <text:p text:style-name="P56"><text:tab/>{</text:p>
      <text:p text:style-name="P56"><text:tab/> <text:s text:c="3"/><text:tab/>printf("Socket bind failed");</text:p>
      <text:p text:style-name="P56"><text:tab/> <text:s text:c="3"/><text:tab/>exit(1);</text:p>
      <text:p text:style-name="P56"><text:tab/>}</text:p>
      <text:p text:style-name="P56"><text:tab/>printf("Socket successfully binded.\n");</text:p>
      <text:p text:style-name="P56"/>
      <text:p text:style-name="P56"><text:tab/>if (listen(sock_fd, 5) &lt; 0) </text:p>
      <text:p text:style-name="P56"><text:tab/>{</text:p>
      <text:p text:style-name="P56"><text:tab/> <text:s text:c="3"/><text:tab/>printf("Listen failed");</text:p>
      <text:p text:style-name="P56"><text:tab/> <text:s text:c="3"/><text:tab/>exit(1);</text:p>
      <text:p text:style-name="P56"><text:tab/>}</text:p>
      <text:p text:style-name="P56"><text:tab/>printf("Server listening...\n");</text:p>
      <text:p text:style-name="P56"/>
      <text:p text:style-name="P56"><text:tab/>len = sizeof(client);</text:p>
      <text:p text:style-name="P56"><text:tab/>conn_fd = accept(sock_fd, (struct sockaddr*)&amp;client, &amp;len);</text:p>
      <text:p text:style-name="P56"><text:tab/>if (conn_fd &lt; 0) </text:p>
      <text:p text:style-name="P56"><text:tab/>{</text:p>
      <text:p text:style-name="P56"><text:soft-page-break/><text:tab/> <text:s text:c="3"/><text:tab/>printf("Server accept failed");</text:p>
      <text:p text:style-name="P56"><text:tab/> <text:s text:c="3"/><text:tab/>exit(1);</text:p>
      <text:p text:style-name="P56"><text:tab/>}</text:p>
      <text:p text:style-name="P56"><text:tab/>printf("Accepted successfully\n");</text:p>
      <text:p text:style-name="P56"><text:tab/>if (send(conn_fd, haiku, strlen(haiku), 0) &lt; 0) </text:p>
      <text:p text:style-name="P56"><text:tab/>{</text:p>
      <text:p text:style-name="P56"><text:tab/> <text:s text:c="3"/><text:tab/>printf("Failed to send haiku.\n");</text:p>
      <text:p text:style-name="P56"><text:tab/> <text:s text:c="3"/><text:tab/>exit(1);</text:p>
      <text:p text:style-name="P56"><text:tab/>}</text:p>
      <text:p text:style-name="P56"><text:tab/>else</text:p>
      <text:p text:style-name="P56"><text:tab/>{</text:p>
      <text:p text:style-name="P56"><text:tab/><text:tab/>printf("Haiku sent successfully\n");</text:p>
      <text:p text:style-name="P56"><text:tab/>}</text:p>
      <text:p text:style-name="P56"><text:tab/>close(sock_fd);</text:p>
      <text:p text:style-name="P56">}</text:p>
      <text:p text:style-name="P56"/>
      <text:p text:style-name="P36">client.c</text:p>
      <text:p text:style-name="P57">#include &lt;stdio.h&gt;</text:p>
      <text:p text:style-name="P57">#include &lt;stdlib.h&gt;</text:p>
      <text:p text:style-name="P57">#include &lt;unistd.h&gt;</text:p>
      <text:p text:style-name="P57">#include &lt;string.h&gt;</text:p>
      <text:p text:style-name="P57">#include &lt;arpa/inet.h&gt;</text:p>
      <text:p text:style-name="P57">void main() {</text:p>
      <text:p text:style-name="P57"><text:tab/>int sock_fd;</text:p>
      <text:p text:style-name="P57"><text:tab/>struct sockaddr_in servaddr;</text:p>
      <text:p text:style-name="P57"><text:tab/>char b[100];</text:p>
      <text:p text:style-name="P57"/>
      <text:p text:style-name="P57"><text:tab/>sock_fd = socket(AF_INET, SOCK_STREAM, 0);</text:p>
      <text:p text:style-name="P57"><text:tab/>if (sock_fd &lt; 0) {</text:p>
      <text:p text:style-name="P57"><text:tab/> <text:s text:c="3"/><text:tab/>printf("Socket creation failed");</text:p>
      <text:p text:style-name="P57"><text:tab/> <text:s text:c="3"/><text:tab/>exit(1);</text:p>
      <text:p text:style-name="P57"><text:tab/>}</text:p>
      <text:p text:style-name="P57"><text:tab/>printf("Socket created.\n");</text:p>
      <text:p text:style-name="P57"><text:tab/>bzero(&amp;servaddr, sizeof(servaddr));</text:p>
      <text:p text:style-name="P57"><text:tab/>servaddr.sin_family = AF_INET;</text:p>
      <text:p text:style-name="P57"><text:tab/>servaddr.sin_addr.s_addr = inet_addr("127.0.0.1");</text:p>
      <text:p text:style-name="P57"><text:tab/>servaddr.sin_port = htons(5575);</text:p>
      <text:p text:style-name="P57"><text:tab/></text:p>
      <text:p text:style-name="P57"><text:tab/>if (connect(sock_fd, (struct sockaddr*)&amp;servaddr, sizeof(servaddr)) &lt; 0) </text:p>
      <text:p text:style-name="P57"><text:tab/>{</text:p>
      <text:p text:style-name="P57"><text:tab/> <text:s text:c="3"/><text:tab/>printf("Connection to server failed");</text:p>
      <text:p text:style-name="P57"><text:tab/> <text:s text:c="3"/><text:tab/>exit(1);</text:p>
      <text:p text:style-name="P57"><text:tab/>}</text:p>
      <text:p text:style-name="P57"><text:tab/>printf("Connected to the server.\n");</text:p>
      <text:p text:style-name="P57"><text:tab/></text:p>
      <text:p text:style-name="P57"><text:soft-page-break/><text:tab/>if (recv(sock_fd, b, sizeof(b), 0) &lt; 0) {</text:p>
      <text:p text:style-name="P57"><text:tab/> <text:s text:c="3"/><text:tab/>printf("Receiving failed");</text:p>
      <text:p text:style-name="P57"><text:tab/> <text:s text:c="3"/><text:tab/>exit(1);</text:p>
      <text:p text:style-name="P57"><text:tab/>}</text:p>
      <text:p text:style-name="P57"><text:tab/>printf("Haiku Received: %s\n", b);</text:p>
      <text:p text:style-name="P57"/>
      <text:p text:style-name="P57"><text:tab/>close(sock_fd);</text:p>
      <text:p text:style-name="P57">}</text:p>
      <text:p text:style-name="P57"/>
      <text:p text:style-name="P36">Output</text:p>
      <text:p text:style-name="P36"/>
      <text:p text:style-name="P36">server.c</text:p>
      <text:p text:style-name="P57">suraj@SURA:~/Desktop/NP LAB/exp9$ gcc server.c</text:p>
      <text:p text:style-name="P57">suraj@SURA:~/Desktop/NP LAB/exp9$ ./a.out</text:p>
      <text:p text:style-name="P57">Socket successfully created.</text:p>
      <text:p text:style-name="P57">Socket successfully binded.</text:p>
      <text:p text:style-name="P57">Server listening...</text:p>
      <text:p text:style-name="P57">Accepted successfully</text:p>
      <text:p text:style-name="P57">Haiku sent successfully</text:p>
      <text:p text:style-name="P57"/>
      <text:p text:style-name="P36">client.c</text:p>
      <text:p text:style-name="P57">Socket bind failedsuraj@SURA:~/Desktop/NP LAB/exp9$ gcc client.c</text:p>
      <text:p text:style-name="P57">suraj@SURA:~/Desktop/NP LAB/exp9$ ./a.out</text:p>
      <text:p text:style-name="P57">Socket created.</text:p>
      <text:p text:style-name="P57">Connected to the server.</text:p>
      <text:p text:style-name="P57">Haiku Received: Delightful display</text:p>
      <text:p text:style-name="P57">Snowdrops bow their pure white heads</text:p>
      <text:p text:style-name="P57">To the sun's glo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21:11:54.135479510</meta:creation-date>
    <dc:date>2024-06-30T23:17:43.612067282</dc:date>
    <meta:editing-duration>PT6M4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51" meta:paragraph-count="1891" meta:word-count="4642" meta:character-count="39278" meta:non-whitespace-character-count="33498"/>
  </office:meta>
</office:document-meta>
</file>